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OpenSymbol" svg:font-family="OpenSymbol"/>
    <style:font-face style:name="Times New Roman" svg:font-family="'Times New Roman', Ari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8b014"/>
    </style:style>
    <style:style style:name="P2" style:family="paragraph" style:parent-style-name="Standard">
      <style:text-properties fo:font-weight="bold" officeooo:rsid="0006493c" officeooo:paragraph-rsid="00191369" style:font-weight-asian="bold" style:font-weight-complex="bold"/>
    </style:style>
    <style:style style:name="P3" style:family="paragraph" style:parent-style-name="Standard">
      <style:text-properties fo:font-weight="bold" officeooo:paragraph-rsid="00191369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paragraph-rsid="0018df7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6493c" officeooo:paragraph-rsid="00191369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paragraph-rsid="0022b678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d519d" officeooo:paragraph-rsid="001d519d" style:font-weight-asian="bold" style:font-weight-complex="bold"/>
    </style:style>
    <style:style style:name="P8" style:family="paragraph" style:parent-style-name="Standard">
      <style:text-properties style:text-underline-style="none" fo:font-weight="normal" officeooo:paragraph-rsid="0018df73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paragraph-rsid="0022b678" style:font-weight-asian="normal" style:font-weight-complex="normal"/>
    </style:style>
    <style:style style:name="P10" style:family="paragraph" style:parent-style-name="Standard">
      <style:text-properties style:text-underline-style="none" fo:font-weight="bold" officeooo:paragraph-rsid="0018df73" style:font-weight-asian="bold" style:font-weight-complex="bold"/>
    </style:style>
    <style:style style:name="P11" style:family="paragraph" style:parent-style-name="Standard">
      <style:text-properties fo:font-weight="normal" officeooo:rsid="0006493c" officeooo:paragraph-rsid="00191369" style:font-weight-asian="normal" style:font-weight-complex="normal"/>
    </style:style>
    <style:style style:name="P12" style:family="paragraph" style:parent-style-name="Standard">
      <style:text-properties fo:font-weight="normal" officeooo:paragraph-rsid="00191369" style:font-weight-asian="normal" style:font-weight-complex="normal"/>
    </style:style>
    <style:style style:name="P13" style:family="paragraph" style:parent-style-name="Standard">
      <style:text-properties officeooo:paragraph-rsid="00191369"/>
    </style:style>
    <style:style style:name="P14" style:family="paragraph" style:parent-style-name="Standard">
      <style:text-properties officeooo:paragraph-rsid="001c3657"/>
    </style:style>
    <style:style style:name="P15" style:family="paragraph" style:parent-style-name="Standard">
      <style:text-properties style:use-window-font-color="true" style:font-name="Liberation Serif1" fo:font-size="12pt" style:text-underline-style="solid" style:text-underline-width="auto" style:text-underline-color="font-color" fo:font-weight="normal" officeooo:rsid="001d519d" officeooo:paragraph-rsid="001e2e53" fo:background-color="transparent" style:font-name-asian="Liberation Serif1" style:font-weight-asian="bold" style:font-name-complex="Liberation Serif1" style:font-weight-complex="bold"/>
    </style:style>
    <style:style style:name="P16" style:family="paragraph" style:parent-style-name="Standard">
      <style:text-properties style:use-window-font-color="true" style:font-name="Liberation Serif1" fo:font-size="12pt" style:text-underline-style="solid" style:text-underline-width="auto" style:text-underline-color="font-color" fo:font-weight="bold" officeooo:rsid="001d519d" officeooo:paragraph-rsid="001d5bbe" style:text-underline-mode="continuous" style:text-overline-mode="continuous" style:text-line-through-mode="continuous" fo:background-color="transparent" style:font-name-asian="Liberation Serif1" style:font-weight-asian="bold" style:font-name-complex="Liberation Serif1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bold" officeooo:paragraph-rsid="001d5bbe" fo:background-color="transparent" style:font-name-asian="Liberation Serif1" style:font-name-complex="Liberation Serif1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1d5bbe" fo:background-color="transparent" style:font-name-asian="Liberation Serif1" style:font-name-complex="Liberation Serif1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22b678" fo:background-color="transparent" style:font-name-asian="Liberation Serif1" style:font-name-complex="Liberation Serif1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234964" fo:background-color="transparent" style:font-name-asian="Liberation Serif1" style:font-name-complex="Liberation Serif1"/>
    </style:style>
    <style:style style:name="P21" style:family="paragraph" style:parent-style-name="Standard">
      <style:text-properties style:use-window-font-color="true" style:font-name="Liberation Serif1" fo:font-size="12pt" style:text-underline-style="none" fo:font-weight="normal" officeooo:rsid="001e2e53" officeooo:paragraph-rsid="001e2e53" fo:background-color="transparent" style:font-name-asian="Liberation Serif1" style:font-weight-asian="normal" style:font-name-complex="Liberation Serif1" style:font-weight-complex="normal"/>
    </style:style>
    <style:style style:name="P22" style:family="paragraph" style:parent-style-name="Standard">
      <style:text-properties style:use-window-font-color="true" style:font-name="Liberation Serif1" fo:font-size="12pt" style:text-underline-style="none" fo:font-weight="normal" officeooo:rsid="0022b678" officeooo:paragraph-rsid="0022b678" fo:background-color="transparent" style:font-name-asian="Liberation Serif1" style:font-weight-asian="normal" style:font-name-complex="Liberation Serif1" style:font-weight-complex="normal"/>
    </style:style>
    <style:style style:name="P23" style:family="paragraph" style:parent-style-name="Standard">
      <style:text-properties style:use-window-font-color="true" style:font-name="Liberation Serif1" fo:font-size="12pt" style:text-underline-style="none" fo:font-weight="bold" officeooo:rsid="001e2e53" officeooo:paragraph-rsid="001e2e53" fo:background-color="transparent" style:font-name-asian="Liberation Serif1" style:font-weight-asian="bold" style:font-name-complex="Liberation Serif1" style:font-weight-complex="bold"/>
    </style:style>
    <style:style style:name="P24" style:family="paragraph" style:parent-style-name="Standard">
      <style:paragraph-properties fo:line-height="100%" fo:text-align="start" style:justify-single-word="false"/>
      <style:text-properties officeooo:paragraph-rsid="001d5bbe"/>
    </style:style>
    <style:style style:name="P25" style:family="paragraph" style:parent-style-name="Standard">
      <style:paragraph-properties fo:text-align="start" style:justify-single-word="false"/>
      <style:text-properties fo:font-size="11pt" officeooo:paragraph-rsid="0022b678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fo:font-size="11pt" style:text-underline-style="none" fo:font-weight="normal" officeooo:paragraph-rsid="0022b678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24pt" officeooo:paragraph-rsid="0022b678" style:font-size-asian="21pt" style:font-size-complex="24pt"/>
    </style:style>
    <style:style style:name="P28" style:family="paragraph" style:parent-style-name="Standard">
      <style:text-properties officeooo:paragraph-rsid="0022b678"/>
    </style:style>
    <style:style style:name="P29" style:family="paragraph" style:parent-style-name="Standard">
      <style:text-properties officeooo:paragraph-rsid="001d5bbe"/>
    </style:style>
    <style:style style:name="P30" style:family="paragraph" style:parent-style-name="Heading_20_1">
      <style:paragraph-properties fo:margin-left="1.27cm" fo:margin-right="0cm" fo:text-indent="0cm" style:auto-text-indent="false"/>
      <style:text-properties style:font-name="Times New Roman" fo:font-size="12pt"/>
    </style:style>
    <style:style style:name="P31" style:family="paragraph" style:parent-style-name="Heading_20_1">
      <style:paragraph-properties fo:margin-left="1.27cm" fo:margin-right="0cm" fo:text-indent="0cm" style:auto-text-indent="false"/>
      <style:text-properties style:font-name="Times New Roman" fo:font-size="12pt" officeooo:paragraph-rsid="0022b678"/>
    </style:style>
    <style:style style:name="P32" style:family="paragraph" style:parent-style-name="List_20_Paragraph">
      <style:paragraph-properties fo:margin-top="0cm" fo:margin-bottom="0cm" style:contextual-spacing="true" fo:line-height="100%"/>
      <style:text-properties style:font-name="Times New Roman1" fo:font-size="12pt" officeooo:paragraph-rsid="0018df73" style:font-size-asian="12pt" style:font-name-complex="Times New Roman2" style:font-size-complex="12pt"/>
    </style:style>
    <style:style style:name="P33" style:family="paragraph" style:parent-style-name="List_20_Paragraph">
      <style:paragraph-properties fo:margin-top="0cm" fo:margin-bottom="0cm" style:contextual-spacing="true" fo:line-height="100%"/>
      <style:text-properties style:font-name="Times New Roman1" fo:font-size="12pt" style:text-underline-style="solid" style:text-underline-width="auto" style:text-underline-color="font-color" fo:font-weight="bold" officeooo:paragraph-rsid="0018df73" style:font-size-asian="12pt" style:font-weight-asian="bold" style:font-name-complex="Times New Roman2" style:font-size-complex="12pt" style:font-weight-complex="bold"/>
    </style:style>
    <style:style style:name="P34" style:family="paragraph" style:parent-style-name="List_20_Paragraph">
      <style:paragraph-properties fo:margin-top="0cm" fo:margin-bottom="0cm" style:contextual-spacing="true" fo:line-height="100%"/>
      <style:text-properties style:font-name="Times New Roman1" fo:font-size="12pt" style:text-underline-style="solid" style:text-underline-width="auto" style:text-underline-color="font-color" fo:font-weight="bold" officeooo:paragraph-rsid="001c3657" style:font-size-asian="12pt" style:font-weight-asian="bold" style:font-name-complex="Times New Roman2" style:font-size-complex="12pt" style:font-weight-complex="bold"/>
    </style:style>
    <style:style style:name="P35" style:family="paragraph" style:parent-style-name="Standard">
      <style:paragraph-properties fo:margin-top="0cm" fo:margin-bottom="0.106cm" style:contextual-spacing="false" fo:line-height="100%"/>
      <style:text-properties style:font-name="Times New Roman1" fo:font-size="12pt" officeooo:paragraph-rsid="001c3657" style:font-name-asian="Times New Roman2" style:font-size-asian="12pt" style:font-name-complex="Times New Roman2" style:font-size-complex="12pt"/>
    </style:style>
    <style:style style:name="P36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officeooo:paragraph-rsid="0018df73"/>
    </style:style>
    <style:style style:name="P37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style:font-name="Times New Roman1" fo:font-size="12pt" officeooo:paragraph-rsid="001c3657" style:font-size-asian="12pt" style:font-name-complex="Times New Roman2" style:font-size-complex="12pt"/>
    </style:style>
    <style:style style:name="P38" style:family="paragraph" style:parent-style-name="Text_20_body" style:list-style-name="L1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9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style:font-name="Times New Roman1" fo:font-size="12pt" fo:font-weight="bold" officeooo:paragraph-rsid="0018df73" style:font-size-asian="12pt" style:font-weight-asian="bold" style:font-name-complex="Times New Roman2" style:font-size-complex="12pt" style:font-weight-complex="bold"/>
    </style:style>
    <style:style style:name="P40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style:font-name="Times New Roman1" fo:font-size="12pt" style:text-underline-style="solid" style:text-underline-width="auto" style:text-underline-color="font-color" fo:font-weight="bold" officeooo:paragraph-rsid="001c3657" style:font-size-asian="12pt" style:font-weight-asian="bold" style:font-name-complex="Times New Roman2" style:font-size-complex="12pt" style:font-weight-complex="bold"/>
    </style:style>
    <style:style style:name="P41" style:family="paragraph" style:parent-style-name="List_20_Paragraph">
      <style:paragraph-properties fo:margin-top="0cm" fo:margin-bottom="0cm" style:contextual-spacing="true" fo:line-height="100%"/>
      <style:text-properties style:font-name="Times New Roman1" fo:font-size="12pt" officeooo:paragraph-rsid="0018df73" style:font-size-asian="12pt" style:font-name-complex="Times New Roman2" style:font-size-complex="12pt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bold" officeooo:paragraph-rsid="001d5bbe" fo:background-color="transparent" style:font-name-asian="Liberation Serif1" style:font-name-complex="Liberation Serif1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bold" officeooo:paragraph-rsid="00234964" fo:background-color="transparent" style:font-name-asian="Liberation Serif1" style:font-name-complex="Liberation Serif1"/>
    </style:style>
    <style:style style:name="P44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bold" officeooo:paragraph-rsid="0022b678" fo:background-color="transparent" style:font-name-asian="Liberation Serif1" style:font-name-complex="Liberation Serif1"/>
    </style:style>
    <style:style style:name="P45" style:family="paragraph" style:parent-style-name="Standard">
      <style:text-properties style:use-window-font-color="true" style:font-name="Liberation Serif1" fo:font-size="12pt" style:text-underline-style="none" fo:font-weight="normal" officeooo:rsid="001d519d" officeooo:paragraph-rsid="001d5bbe" fo:background-color="transparent" style:font-name-asian="Liberation Serif1" style:font-weight-asian="normal" style:font-name-complex="Liberation Serif1" style:font-weight-complex="normal"/>
    </style:style>
    <style:style style:name="P46" style:family="paragraph" style:parent-style-name="Standard">
      <style:text-properties style:use-window-font-color="true" style:font-name="Liberation Serif1" fo:font-size="12pt" style:text-underline-style="none" fo:font-weight="normal" officeooo:rsid="001e2e53" officeooo:paragraph-rsid="001e2e53" fo:background-color="transparent" style:font-name-asian="Liberation Serif1" style:font-weight-asian="normal" style:font-name-complex="Liberation Serif1" style:font-weight-complex="normal"/>
    </style:style>
    <style:style style:name="P47" style:family="paragraph" style:parent-style-name="Standard">
      <style:text-properties style:text-underline-style="solid" style:text-underline-width="auto" style:text-underline-color="font-color" fo:font-weight="bold" officeooo:paragraph-rsid="0018df73" style:font-weight-asian="bold" style:font-weight-complex="bold"/>
    </style:style>
    <style:style style:name="P48" style:family="paragraph" style:parent-style-name="Standard">
      <style:text-properties style:text-underline-style="solid" style:text-underline-width="auto" style:text-underline-color="font-color" fo:font-weight="bold" officeooo:paragraph-rsid="0022b678" style:font-weight-asian="bold" style:font-weight-complex="bold"/>
    </style:style>
    <style:style style:name="P49" style:family="paragraph" style:parent-style-name="Standard">
      <style:text-properties style:text-underline-style="solid" style:text-underline-width="auto" style:text-underline-color="font-color" fo:font-weight="bold" officeooo:paragraph-rsid="002462fc" style:font-weight-asian="bold" style:font-weight-complex="bold"/>
    </style:style>
    <style:style style:name="P50" style:family="paragraph" style:parent-style-name="Standard">
      <style:text-properties style:text-underline-style="solid" style:text-underline-width="auto" style:text-underline-color="font-color" fo:font-weight="bold" officeooo:rsid="001d519d" officeooo:paragraph-rsid="00281574" style:font-weight-asian="bold" style:font-weight-complex="bold"/>
    </style:style>
    <style:style style:name="P51" style:family="paragraph" style:parent-style-name="Standard">
      <style:text-properties style:text-underline-style="solid" style:text-underline-width="auto" style:text-underline-color="font-color" fo:font-weight="bold" officeooo:rsid="001d519d" officeooo:paragraph-rsid="0028d905" style:font-weight-asian="bold" style:font-weight-complex="bold"/>
    </style:style>
    <style:style style:name="P52" style:family="paragraph" style:parent-style-name="Standard">
      <style:text-properties style:font-name="Times New Roman" fo:font-size="12pt" fo:font-weight="bold" officeooo:paragraph-rsid="0022b678" style:font-weight-asian="bold" style:font-weight-complex="bold"/>
    </style:style>
    <style:style style:name="P53" style:family="paragraph" style:parent-style-name="Standard">
      <style:text-properties style:font-name="Times New Roman" fo:font-size="12pt" fo:font-weight="bold" officeooo:paragraph-rsid="0018b014" style:font-weight-asian="bold" style:font-weight-complex="bold"/>
    </style:style>
    <style:style style:name="P54" style:family="paragraph" style:parent-style-name="Standard">
      <style:text-properties fo:color="#0066ff" fo:font-weight="bold" officeooo:paragraph-rsid="001c3657" style:font-weight-asian="bold" style:font-weight-complex="bold"/>
    </style:style>
    <style:style style:name="P55" style:family="paragraph" style:parent-style-name="Standard">
      <style:text-properties fo:color="#6699cc" style:text-underline-style="solid" style:text-underline-width="auto" style:text-underline-color="font-color" fo:font-weight="bold" officeooo:rsid="0006493c" officeooo:paragraph-rsid="00191369" style:font-weight-asian="bold" style:font-weight-complex="bold"/>
    </style:style>
    <style:style style:name="P56" style:family="paragraph" style:parent-style-name="Standard">
      <style:text-properties officeooo:paragraph-rsid="00191369"/>
    </style:style>
    <style:style style:name="P57" style:family="paragraph" style:parent-style-name="Standard">
      <style:text-properties fo:color="#aecf00" style:text-underline-style="none" fo:font-weight="bold" officeooo:rsid="002462fc" officeooo:paragraph-rsid="002462fc" style:font-weight-asian="bold" style:font-weight-complex="bold"/>
    </style:style>
    <style:style style:name="P58" style:family="paragraph" style:parent-style-name="Standard">
      <style:text-properties fo:color="#0000ff" style:font-name="Liberation Serif1" fo:font-size="12pt" style:text-underline-style="solid" style:text-underline-width="auto" style:text-underline-color="font-color" fo:font-weight="bold" officeooo:rsid="001d519d" officeooo:paragraph-rsid="00281574" fo:background-color="transparent" style:font-name-asian="Liberation Serif1" style:font-weight-asian="bold" style:font-name-complex="Liberation Serif1" style:font-weight-complex="bold"/>
    </style:style>
    <style:style style:name="P59" style:family="paragraph" style:parent-style-name="Standard">
      <style:text-properties fo:color="#0000ff" style:text-underline-style="solid" style:text-underline-width="auto" style:text-underline-color="font-color" fo:font-weight="bold" officeooo:rsid="001d519d" officeooo:paragraph-rsid="001d5bbe" style:font-weight-asian="bold" style:font-weight-complex="bold"/>
    </style:style>
    <style:style style:name="P60" style:family="paragraph" style:parent-style-name="Standard">
      <style:text-properties fo:color="#0000ff" style:text-underline-style="solid" style:text-underline-width="auto" style:text-underline-color="font-color" fo:font-weight="bold" officeooo:rsid="001d519d" officeooo:paragraph-rsid="00281574" style:font-weight-asian="bold" style:font-weight-complex="bold"/>
    </style:style>
    <style:style style:name="P61" style:family="paragraph" style:parent-style-name="Standard">
      <style:text-properties fo:color="#0000ff" style:text-underline-style="solid" style:text-underline-width="auto" style:text-underline-color="font-color" fo:font-weight="bold" officeooo:rsid="001d519d" officeooo:paragraph-rsid="0028d905" style:font-weight-asian="bold" style:font-weight-complex="bold"/>
    </style:style>
    <style:style style:name="P62" style:family="paragraph" style:parent-style-name="Standard">
      <style:text-properties officeooo:paragraph-rsid="0022b678"/>
    </style:style>
    <style:style style:name="P63" style:family="paragraph" style:parent-style-name="Standard">
      <style:text-properties officeooo:rsid="00281574" officeooo:paragraph-rsid="00281574"/>
    </style:style>
    <style:style style:name="P64" style:family="paragraph" style:parent-style-name="Standard">
      <style:text-properties style:text-underline-style="none" fo:font-weight="normal" officeooo:paragraph-rsid="0018df73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paragraph-rsid="0022b678" style:font-weight-asian="normal" style:font-weight-complex="normal"/>
    </style:style>
    <style:style style:name="P66" style:family="paragraph" style:parent-style-name="Standard">
      <style:paragraph-properties fo:margin-top="0cm" fo:margin-bottom="0cm" style:contextual-spacing="true" fo:line-height="100%"/>
      <style:text-properties fo:color="#0000ff" style:font-name="Times New Roman1" fo:font-size="12pt" style:text-underline-style="solid" style:text-underline-width="auto" style:text-underline-color="font-color" fo:font-weight="bold" officeooo:rsid="001d519d" officeooo:paragraph-rsid="00281574" style:font-size-asian="12pt" style:font-weight-asian="bold" style:font-name-complex="Times New Roman2" style:font-size-complex="12pt" style:font-weight-complex="bold"/>
    </style:style>
    <style:style style:name="T1" style:family="text">
      <style:text-properties style:font-name="Times New Roman" fo:font-size="12pt"/>
    </style:style>
    <style:style style:name="T2" style:family="text">
      <style:text-properties style:font-name="Times New Roman" fo:font-size="12pt" fo:font-weight="bold" style:font-weight-asian="bold" style:font-weight-complex="bold"/>
    </style:style>
    <style:style style:name="T3" style:family="text">
      <style:text-properties style:font-name="Times New Roman" fo:font-size="12pt" officeooo:rsid="0022b678"/>
    </style:style>
    <style:style style:name="T4" style:family="text">
      <style:text-properties fo:color="#333333" style:font-name="Times New Roman" fo:font-size="12pt" fo:font-weight="bold" style:font-weight-asian="bold" style:font-weight-complex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a6772" style:font-weight-asian="bold" style:font-weight-complex="bold"/>
    </style:style>
    <style:style style:name="T8" style:family="text">
      <style:text-properties fo:font-weight="bold" officeooo:rsid="001e2e53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06493c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462fc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name-asian="Times New Roman2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officeooo:rsid="0006493c"/>
    </style:style>
    <style:style style:name="T15" style:family="text">
      <style:text-properties officeooo:rsid="001a6772"/>
    </style:style>
    <style:style style:name="T1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7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111111"/>
    </style:style>
    <style:style style:name="T19" style:family="text">
      <style:text-properties fo:color="#111111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none" style:font-weight-asian="normal" style:font-weight-complex="normal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use-window-font-color="true"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24" style:family="text">
      <style:text-properties style:use-window-font-color="true" style:font-name="Liberation Serif1" fo:font-size="12pt" fo:font-weight="bold" fo:background-color="transparent" loext:char-shading-value="0" style:font-name-asian="Liberation Serif1" style:font-name-complex="Liberation Serif1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officeooo:rsid="0006493c"/>
    </style:style>
    <style:style style:name="T27" style:family="text">
      <style:text-properties fo:color="#0000ff" fo:background-color="#ffff99" loext:char-shading-value="0"/>
    </style:style>
    <style:style style:name="T28" style:family="text">
      <style:text-properties style:font-name="Liberation Serif1" fo:font-size="12pt" fo:font-weight="normal" fo:background-color="#ffff99" loext:char-shading-value="0" style:font-name-asian="Liberation Serif1" style:font-name-complex="Liberation Serif1"/>
    </style:style>
    <style:style style:name="T29" style:family="text">
      <style:text-properties style:font-name="Liberation Serif1" fo:font-weight="normal" fo:background-color="#ffff99" loext:char-shading-value="0" style:font-name-asian="Liberation Serif1" style:font-name-complex="Liberation Serif1"/>
    </style:style>
    <style:style style:name="T30" style:family="text">
      <style:text-properties fo:background-color="#ffff99" loext:char-shading-value="0"/>
    </style:style>
    <style:style style:name="T31" style:family="text">
      <style:text-properties fo:color="#ff3333"/>
    </style:style>
    <style:style style:name="T32" style:family="text">
      <style:text-properties fo:color="#ff3333" officeooo:rsid="002462fc"/>
    </style:style>
    <style:style style:name="T33" style:family="text">
      <style:text-properties fo:color="#ff3333" officeooo:rsid="002462fc" fo:background-color="#ffff99" loext:char-shading-value="0"/>
    </style:style>
    <style:style style:name="T34" style:family="text">
      <style:text-properties fo:color="#ff3333" fo:font-weight="normal" officeooo:rsid="002462fc" fo:background-color="#ffff99" loext:char-shading-value="0"/>
    </style:style>
    <style:style style:name="T35" style:family="text">
      <style:text-properties fo:color="#cc00cc" officeooo:rsid="002462fc"/>
    </style:style>
    <style:style style:name="T36" style:family="text">
      <style:text-properties fo:font-weight="normal" fo:background-color="#ffff99" loext:char-shading-value="0"/>
    </style:style>
    <style:style style:name="T37" style:family="text">
      <style:text-properties fo:color="#000066"/>
    </style:style>
    <style:style style:name="T38" style:family="text">
      <style:text-properties fo:color="#000066" style:text-underline-style="none" fo:font-weight="normal" style:font-weight-asian="normal" style:font-weight-complex="normal"/>
    </style:style>
    <style:style style:name="T39" style:family="text">
      <style:text-properties fo:color="#ff6666" officeooo:rsid="00259ed1"/>
    </style:style>
    <style:style style:name="T40" style:family="text">
      <style:text-properties fo:color="#0066ff" officeooo:rsid="00259ed1"/>
    </style:style>
    <style:style style:name="T41" style:family="text">
      <style:text-properties fo:color="#0066ff" officeooo:rsid="00259ed1" fo:background-color="#ffff99" loext:char-shading-value="0"/>
    </style:style>
    <style:style style:name="T42" style:family="text">
      <style:text-properties fo:color="#0066ff" style:font-name="Liberation Serif1" fo:font-size="12pt" fo:font-weight="normal" officeooo:rsid="00259ed1" fo:background-color="#ffff99" loext:char-shading-value="0" style:font-name-asian="Liberation Serif1" style:font-name-complex="Liberation Serif1"/>
    </style:style>
    <style:style style:name="T43" style:family="text">
      <style:text-properties officeooo:rsid="00281574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<text:span text:style-name="T30"><text:s/></text:span><text:span text:style-name="T27"><text:s/>GAURAV KABRA <text:s/><text:line-break/> <text:s text:c="2"/>2016 UCP 1471 <text:s/></text:span></text:p>
      <text:p text:style-name="P59"><text:span text:style-name="T30"><text:s text:c="3"/>J1 – Batch <text:s/></text:span><text:span text:style-name="T28"><text:s text:c="16"/></text:span></text:p>
      <text:p text:style-name="P16">Lab Assignment – 1</text:p>
      <text:p text:style-name="P17">1. Write a c program to calculate area of circle.</text:p>
      <text:p text:style-name="P18">#include&lt;stdio.h&gt; </text:p>
      <text:p text:style-name="P18">main() </text:p>
      <text:p text:style-name="P18">{ </text:p>
      <text:p text:style-name="P18">int r; </text:p>
      <text:p text:style-name="P18">float area; </text:p>
      <text:p text:style-name="P18">printf("Enter the value of radius "); </text:p>
      <text:p text:style-name="P18">scanf("%d",&amp;r); </text:p>
      <text:p text:style-name="P18">area=3.14*r*r; </text:p>
      <text:p text:style-name="P18">printf("%f",area); </text:p>
      <text:p text:style-name="P18">}</text:p>
      <text:p text:style-name="P17">2. Write a C program to calculate volume of sphere.</text:p>
      <text:p text:style-name="P18">#include&lt;stdio.h&gt; </text:p>
      <text:p text:style-name="P18">main() </text:p>
      <text:p text:style-name="P18">{ </text:p>
      <text:p text:style-name="P18">float r,vol; </text:p>
      <text:p text:style-name="P18">printf("Enter the radius of the sphere\n"); </text:p>
      <text:p text:style-name="P18">scanf("%f",&amp;r); </text:p>
      <text:p text:style-name="P18">vol=(4.0/3.0)*3.14*r*r*r; </text:p>
      <text:p text:style-name="P18">printf("Volume of the sphere %f\n",vol); </text:p>
      <text:p text:style-name="P18">}</text:p>
      <text:p text:style-name="P24"><text:span text:style-name="T24">3. Write a C program to compute the real roots of the equation: ax2+bx+c=0</text:span><text:span text:style-name="T23">.</text:span></text:p>
      <text:p text:style-name="P18">#include&lt;stdio.h&gt; </text:p>
      <text:p text:style-name="P18">#include&lt;math.h&gt; </text:p>
      <text:p text:style-name="P18">main() </text:p>
      <text:p text:style-name="P18">{ </text:p>
      <text:p text:style-name="P18">float a,b,c; </text:p>
      <text:p text:style-name="P18">float r1,r2; </text:p>
      <text:p text:style-name="P18">printf("Enter the coefficients of the quadratic eq.s\n"); </text:p>
      <text:p text:style-name="P18">scanf("%f%f%f",&amp;a,&amp;b,&amp;c); </text:p>
      <text:p text:style-name="P18">r1=((-b+sqrt(b*b-4*a*c))/(2*a)); </text:p>
      <text:p text:style-name="P18">r2=((-b-sqrt(b*b-4*a*c))/(2*a)); </text:p>
      <text:p text:style-name="P18">printf("roots are\n%f\n%f",r1,r2); </text:p>
      <text:p text:style-name="P20">} </text:p>
      <text:p text:style-name="P43">4. Write a C program to swap two numbers. [using third variable]</text:p>
      <text:p text:style-name="P18">#include&lt;stdio.h&gt; </text:p>
      <text:p text:style-name="P18">main() </text:p>
      <text:p text:style-name="P18">{ </text:p>
      <text:p text:style-name="P18">float x,y,t; </text:p>
      <text:p text:style-name="P18">printf("Enter the values of two numbers"); </text:p>
      <text:p text:style-name="P18">scanf("%f%f",&amp;x,&amp;y); </text:p>
      <text:p text:style-name="P18">t=x; </text:p>
      <text:p text:style-name="P18">x=y; </text:p>
      <text:p text:style-name="P18">y=t; </text:p>
      <text:p text:style-name="P18"><text:soft-page-break/>printf("After the swapping , x=%f and y=%f",x,y); </text:p>
      <text:p text:style-name="P19">}</text:p>
      <text:p text:style-name="P44">5. Write a C program to swap two numbers. Without Using Third Variable</text:p>
      <text:p text:style-name="P18">#include&lt;stdio.h&gt;</text:p>
      <text:p text:style-name="P18">main()</text:p>
      <text:p text:style-name="P18">{</text:p>
      <text:p text:style-name="P18">int x,y;</text:p>
      <text:p text:style-name="P18">printf("Enter the values of the numbers:\n");</text:p>
      <text:p text:style-name="P18">scanf("%d\n%d",&amp;x,&amp;y);</text:p>
      <text:p text:style-name="P18">x=x-y;</text:p>
      <text:p text:style-name="P18">y=x+y;</text:p>
      <text:p text:style-name="P18">x=(y-x);</text:p>
      <text:p text:style-name="P18">printf("After swapping the values are\nx=%d\ny=%d",x,y);</text:p>
      <text:p text:style-name="P18">}</text:p>
      <text:p text:style-name="P17">6. Write a C Program to convert the temperature From Celcius to Fahrenheit.</text:p>
      <text:p text:style-name="P18">#include&lt;stdio.h&gt; </text:p>
      <text:p text:style-name="P18">main() </text:p>
      <text:p text:style-name="P18">{ </text:p>
      <text:p text:style-name="P18">float cel,fahr; </text:p>
      <text:p text:style-name="P18">printf("Enter the temperature in deg Celsius"); </text:p>
      <text:p text:style-name="P18">scanf("%f",&amp;cel); </text:p>
      <text:p text:style-name="P18">fahr=(9.0/5.0)*(cel)+32; </text:p>
      <text:p text:style-name="P18">printf("Equivalent temperature in Fahrenheit is %f",fahr); </text:p>
      <text:p text:style-name="P45">}</text:p>
      <text:p text:style-name="P45"><text:s text:c="27"/><text:span text:style-name="T31"><text:s/>/*</text:span><text:span text:style-name="T32">Lab- assignment</text:span><text:span text:style-name="T35"> <text:s text:c="2"/>2 <text:s/></text:span><text:span text:style-name="T32">was not given to <text:s/></text:span><text:span text:style-name="T35">J1 </text:span><text:span text:style-name="T32"><text:s/>and J2 Batches*/</text:span></text:p>
      <text:p text:style-name="P50"><text:span text:style-name="T30"><text:s/></text:span><text:span text:style-name="T27"><text:s/>GAURAV KABRA <text:s/><text:line-break/> <text:s text:c="2"/>2016 UCP 1471 <text:s/></text:span></text:p>
      <text:p text:style-name="P58"><text:span text:style-name="T33"><text:s text:c="3"/>J1 – Batch <text:s/></text:span><text:span text:style-name="T34"><text:s text:c="16"/></text:span></text:p>
      <text:p text:style-name="P15"><text:span text:style-name="T20"><text:s text:c="59"/></text:span><text:span text:style-name="T5"><text:s/></text:span><text:span text:style-name="T8">ASSIGNMENT 3</text:span></text:p>
      <text:p text:style-name="P23">1 Write a program that inputs an integer and determine if it is even or odd. </text:p>
      <text:p text:style-name="P21">#include&lt;stdio.h&gt; int </text:p>
      <text:p text:style-name="P21">main() </text:p>
      <text:p text:style-name="P21">{ int i; </text:p>
      <text:p text:style-name="P21">printf(“Enter Number\n”); </text:p>
      <text:p text:style-name="P21">scanf(“%d”,&amp;i); if(i%2==0)printf(“number is even \n”); </text:p>
      <text:p text:style-name="P21">else printf(“number is </text:p>
      <text:p text:style-name="P21">odd\n); return 0; </text:p>
      <text:p text:style-name="P21">} </text:p>
      <text:p text:style-name="P23">2 Write a program which takes three sides of a triangle input and calculates its area ,if </text:p>
      <text:p text:style-name="P23">these conditions are satisfied a+b&gt;c, b+c&gt;a, a+c&gt;b, calculate area=(a+b+c)/2 </text:p>
      <text:p text:style-name="P21">#include&lt;stdio.h&gt; </text:p>
      <text:p text:style-name="P21">int main() </text:p>
      <text:p text:style-name="P21">{ </text:p>
      <text:p text:style-name="P21">int side1,side2,side3; printf(“\n enter the </text:p>
      <text:p text:style-name="P21">value of sides\n”); </text:p>
      <text:p text:style-name="P21">scanf(“%d%d%d”,&amp;side1,&amp;side2,&amp;side3); </text:p>
      <text:p text:style-name="P21">if(side1+side2 &gt; side3) </text:p>
      <text:p text:style-name="P21">if(side1+side3&gt; side2) </text:p>
      <text:p text:style-name="P21">if(side2+side3&gt; side1) printf(“\n </text:p>
      <text:p text:style-name="P21"><text:soft-page-break/>Area = %f\n”, (a+b+c)\2); return 0; </text:p>
      <text:p text:style-name="P21">} </text:p>
      <text:p text:style-name="P23">3 Write a program which takes a character input &amp; checks if it is a vowel or consonant. </text:p>
      <text:p text:style-name="P21">#include&lt;stdio.h&gt; int </text:p>
      <text:p text:style-name="P21">main() </text:p>
      <text:p text:style-name="P21">{char c; </text:p>
      <text:p text:style-name="P21">Printf(“enter character\n”); scanf(“ </text:p>
      <text:p text:style-name="P21">%c”,&amp;c); </text:p>
      <text:p text:style-name="P21">if(c == ‘a’ || c == ‘e’ || c== ‘i’ || c==’o’ || c== ‘u’) </text:p>
      <text:p text:style-name="P21">printf(“ %c is vowel\n”,c); </text:p>
      <text:p text:style-name="P21">else printf(“%c is </text:p>
      <text:p text:style-name="P21">consonant”,c); </text:p>
      <text:p text:style-name="P21">}</text:p>
      <text:p text:style-name="P23">4 Write a program (calc.c) that does the job of a simple calculator with three </text:p>
      <text:p text:style-name="P23">operations( addition, division and power). </text:p>
      <text:p text:style-name="P21">#include &lt;stdio.h&gt; </text:p>
      <text:p text:style-name="P21">#include &lt;math.h&gt; </text:p>
      <text:p text:style-name="P21">int main(void) </text:p>
      <text:p text:style-name="P21">{int num1, num2; </text:p>
      <text:p text:style-name="P21">float res; char </text:p>
      <text:p text:style-name="P21">op; </text:p>
      <text:p text:style-name="P21">printf ("Enter First Number\n"); </text:p>
      <text:p text:style-name="P21">scanf("%d",&amp;num1); printf ("Enter </text:p>
      <text:p text:style-name="P21">Second Number\n"); </text:p>
      <text:p text:style-name="P21">scanf("%d",&amp;num2); </text:p>
      <text:p text:style-name="P21">printf ("Enter the operator (+ , / , ^)\n"); scanf </text:p>
      <text:p text:style-name="P21">(" %c",&amp;op); </text:p>
      <text:p text:style-name="P21">if (op == '+') </text:p>
      <text:p text:style-name="P21">res = num1 + num2; /*Implicit Type Casting */ else if </text:p>
      <text:p text:style-name="P21">(op == '/') res = (float)num1/(float)num2; /*Explicit </text:p>
      <text:p text:style-name="P21">Type Casting */ else if (op == '^') </text:p>
      <text:p text:style-name="P21">res = pow(num1,num2); </text:p>
      <text:p text:style-name="P21">else </text:p>
      <text:p text:style-name="P21">{ </text:p>
      <text:p text:style-name="P21">printf ("\n Invalid Operator"); return </text:p>
      <text:p text:style-name="P21">(0); </text:p>
      <text:p text:style-name="P21">} </text:p>
      <text:p text:style-name="P21">printf ("\n num1 %c num2 = %f",op,res); </text:p>
      <text:p text:style-name="P21">return (0);</text:p>
      <text:p text:style-name="P22">}</text:p>
      <text:p text:style-name="P23">5 <text:s text:c="2"/>Redo question 4 with the help of switch-case.</text:p>
      <text:p text:style-name="P21">#include &lt;stdio.h&gt; </text:p>
      <text:p text:style-name="P21">#include &lt;math.h&gt; </text:p>
      <text:p text:style-name="P21">int main(void) </text:p>
      <text:p text:style-name="P21">{ </text:p>
      <text:p text:style-name="P21">int num1, num2; </text:p>
      <text:p text:style-name="P21">float res; char </text:p>
      <text:p text:style-name="P21">op;printf ("Enter First Number\n"); </text:p>
      <text:p text:style-name="P21">scanf("%d",&amp;num1); printf ("Enter </text:p>
      <text:p text:style-name="P21"><text:soft-page-break/>Second Number\n"); </text:p>
      <text:p text:style-name="P21">scanf("%d",&amp;num2); </text:p>
      <text:p text:style-name="P21">printf ("Enter the operator (+ , / , ^)\n"); </text:p>
      <text:p text:style-name="P21">scanf (" %c",&amp;op); switch (op){ case '+': </text:p>
      <text:p text:style-name="P21">res = num1 + num2; </text:p>
      <text:p text:style-name="P21">break; case '/': </text:p>
      <text:p text:style-name="P21">res = (float)num1/(float)num2; </text:p>
      <text:p text:style-name="P21">break; case '^': </text:p>
      <text:p text:style-name="P21">res = pow(num1,num2); </text:p>
      <text:p text:style-name="P21">break; default: printf ("\n </text:p>
      <text:p text:style-name="P21">Invalid Operator"); return </text:p>
      <text:p text:style-name="P21">(0); </text:p>
      <text:p text:style-name="P21">} </text:p>
      <text:p text:style-name="P21">printf ("\n num1 %c num2 = %f",op,res); </text:p>
      <text:p text:style-name="P21">return (0); </text:p>
      <text:p text:style-name="P21">}</text:p>
      <text:p text:style-name="P50"><text:span text:style-name="T30"><text:s/></text:span><text:span text:style-name="T27"><text:s/>GAURAV KABRA <text:s/><text:line-break/> <text:s text:c="2"/>2016 UCP 1471 <text:s/></text:span></text:p>
      <text:p text:style-name="P58"><text:span text:style-name="T30"><text:s text:c="3"/>J1 – Batch <text:s/></text:span><text:span text:style-name="T36"><text:s text:c="16"/></text:span></text:p>
      <text:p text:style-name="P29"><text:span text:style-name="T17"><text:s text:c="49"/></text:span><text:span text:style-name="T16">ASSIGNMENT 4</text:span></text:p>
      <text:p text:style-name="P4">QUESTION 1:</text:p>
      <text:p text:style-name="P39">Write a C program to take input from keyboard and find whether the number is prime or not</text:p>
      <text:p text:style-name="P32">.#include&lt;stdio.h&gt; </text:p>
      <text:p text:style-name="P32">main() </text:p>
      <text:p text:style-name="P32">{ </text:p>
      <text:p text:style-name="P32">int num,i; </text:p>
      <text:p text:style-name="P32">printf("Enter a number"); </text:p>
      <text:p text:style-name="P32">scanf("%d",&amp;num); </text:p>
      <text:p text:style-name="P32">for(i=2;i&lt;num;i++) </text:p>
      <text:p text:style-name="P32">{ </text:p>
      <text:p text:style-name="P32">if(num%i==0) </text:p>
      <text:p text:style-name="P32">break; </text:p>
      <text:p text:style-name="P32">} </text:p>
      <text:p text:style-name="P32">if(i==num) </text:p>
      <text:p text:style-name="P32">printf("Number is prime "); </text:p>
      <text:p text:style-name="P32">else </text:p>
      <text:p text:style-name="P32">printf("Number is not prime"); </text:p>
      <text:p text:style-name="P32">}</text:p>
      <text:p text:style-name="P40">QUESTION 2:Write a C program to find maximum and minimum of three numbers Using ternary conditional operator (?:).</text:p>
      <text:p text:style-name="P32"/>
      <text:p text:style-name="P32">#include&lt;stdio.h&gt; </text:p>
      <text:p text:style-name="P32">main() </text:p>
      <text:p text:style-name="P32">{ </text:p>
      <text:p text:style-name="P32">int x,y,z,max,min; </text:p>
      <text:p text:style-name="P32">printf("Enter three numbers"); </text:p>
      <text:p text:style-name="P32">scanf("%d%d%d",&amp;x,&amp;y,&amp;z); </text:p>
      <text:p text:style-name="P32">max=x&gt;y?(x&gt;z?x:z):(y&gt;z?y:z); </text:p>
      <text:p text:style-name="P32">min=x&lt;y?(x&lt;z?x:z):(y&lt;z?y:z); </text:p>
      <text:p text:style-name="P32"><text:soft-page-break/>printf("Max=%d\nMin=%d",max,min); </text:p>
      <text:p text:style-name="P32">} </text:p>
      <text:p text:style-name="P37"><text:span text:style-name="T10">QUESTION 3:</text:span><text:a xlink:type="simple" xlink:href="http://www.codeforwin.in/2015/05/c-program-to-calculate-gross-salary-of-employee.html"><text:span text:style-name="T13">Write a C program to input basic salary of an employee and calculate its Gross salary according to following:</text:span></text:a><text:span text:style-name="T13"><text:line-break/>Basic Salary &lt;= 10000 : HRA = 20%, DA = 80%<text:line-break/>Basic Salary &lt;= 20000 : HRA = 25%, DA = 90%<text:line-break/>Basic Salary &gt; 20000 : HRA = 30%, DA = 95%</text:span></text:p>
      <text:p text:style-name="P33"/>
      <text:p text:style-name="P32">#include&lt;stdio.h&gt; </text:p>
      <text:p text:style-name="P32">main() </text:p>
      <text:p text:style-name="P32">{ </text:p>
      <text:p text:style-name="P32">int bs; </text:p>
      <text:p text:style-name="P32">float gs; </text:p>
      <text:p text:style-name="P32">printf("Enter the basic salary "); </text:p>
      <text:p text:style-name="P32">scanf("%d",&amp;bs); </text:p>
      <text:p text:style-name="P32">if(bs&lt;=10000) </text:p>
      <text:p text:style-name="P32">gs=bs+(20/100.0)*bs+(80/100.0)*bs; </text:p>
      <text:p text:style-name="P32">else if(bs&lt;=20000) </text:p>
      <text:p text:style-name="P32">gs=bs+(25/100.0)*bs+(80/100.0)*bs; </text:p>
      <text:p text:style-name="P32">else </text:p>
      <text:p text:style-name="P32">gs=bs+(30/100.0)*bs+(95/100.0)*bs; </text:p>
      <text:p text:style-name="P32">printf("Gross salary=%f",gs); </text:p>
      <text:p text:style-name="P32">}</text:p>
      <text:p text:style-name="P37"><text:span text:style-name="T10">QUESTION 4:</text:span><text:a xlink:type="simple" xlink:href="http://www.codeforwin.in/2015/05/c-program-to-calculate-electricity-bill.html"><text:span text:style-name="T13">Write a C program to input electricity unit charges and calculate total electricity bill according to the given condition:</text:span></text:a><text:span text:style-name="T13"> <text:line-break/>For first 50 units Rs. 0.50/unit<text:line-break/>For next 100 units Rs. 0.75/unit<text:line-break/>For next 100 units Rs. 1.20/unit<text:line-break/>For unit above 250 Rs. 1.50/unit<text:line-break/>An additional surcharge of 20% is added to the bill</text:span></text:p>
      <text:p text:style-name="P35"/>
      <text:p text:style-name="P34"><text:span text:style-name="apple-converted-space"><text:span text:style-name="T18"/></text:span></text:p>
      <text:p text:style-name="P32">#include&lt;stdio.h&gt; </text:p>
      <text:p text:style-name="P32">main() </text:p>
      <text:p text:style-name="P32">{ </text:p>
      <text:p text:style-name="P32">int un,a,b,c,d; </text:p>
      <text:p text:style-name="P32">float exp; </text:p>
      <text:p text:style-name="P32">printf("Enter the number of units consumed"); </text:p>
      <text:p text:style-name="P32">scanf("%d",&amp;un); </text:p>
      <text:p text:style-name="P32">if(un&lt;=50) </text:p>
      <text:p text:style-name="P32">exp=0.5*un; </text:p>
      <text:p text:style-name="P32">exp=exp+(1/5.0)*exp; </text:p>
      <text:p text:style-name="P32">printf("%f",exp); </text:p>
      <text:p text:style-name="P32">if(un&gt;50&amp;&amp;un&lt;=150) </text:p>
      <text:p text:style-name="P32">{ </text:p>
      <text:p text:style-name="P32">a=un-50; </text:p>
      <text:p text:style-name="P32">b=un-a; </text:p>
      <text:p text:style-name="P32">exp=0.5*a+0.75*b; </text:p>
      <text:p text:style-name="P32"><text:soft-page-break/>exp=exp+(1/5.0)*exp; </text:p>
      <text:p text:style-name="P32">printf("%f",exp); </text:p>
      <text:p text:style-name="P32">} </text:p>
      <text:p text:style-name="P32">if(un&gt;150&amp;&amp;un&lt;=250) </text:p>
      <text:p text:style-name="P32">{ </text:p>
      <text:p text:style-name="P32">a=un-50; </text:p>
      <text:p text:style-name="P32">un=un-a; </text:p>
      <text:p text:style-name="P32">b=un-100; </text:p>
      <text:p text:style-name="P32">un=un-b; </text:p>
      <text:p text:style-name="P32">c=un; </text:p>
      <text:p text:style-name="P32">exp=0.5*a+0.75*b+1.2*c; </text:p>
      <text:p text:style-name="P32">exp=exp+(1/5.0)*exp; </text:p>
      <text:p text:style-name="P32">printf("%f",exp); </text:p>
      <text:p text:style-name="P32">} </text:p>
      <text:p text:style-name="P32">if(un&gt;250) </text:p>
      <text:p text:style-name="P32">{ </text:p>
      <text:p text:style-name="P32">exp=1.5*un; </text:p>
      <text:p text:style-name="P32">exp=exp+(1/5.0)*exp; </text:p>
      <text:p text:style-name="P32">printf("%f",exp); </text:p>
      <text:p text:style-name="P32">} </text:p>
      <text:p text:style-name="P32">} </text:p>
      <text:p text:style-name="P37"><text:span text:style-name="T10">QUESTION 5:</text:span><text:span text:style-name="T19">Write a C program to check whether a triangle is equilateral, scalene or isosceles triangle</text:span><text:span text:style-name="apple-converted-space"><text:span text:style-name="T19"> </text:span></text:span></text:p>
      <text:p text:style-name="P32"/>
      <text:p text:style-name="P32">#include&lt;stdio.h&gt; </text:p>
      <text:p text:style-name="P32">main() </text:p>
      <text:p text:style-name="P32">{ </text:p>
      <text:p text:style-name="P32">int a,b,c; </text:p>
      <text:p text:style-name="P32">printf("Enter the sides of the triangle"); </text:p>
      <text:p text:style-name="P32">scanf("%d%d%d",&amp;a,&amp;b,&amp;c); </text:p>
      <text:p text:style-name="P32">if(a==b&amp;&amp;b==c) </text:p>
      <text:p text:style-name="P32">printf("Equilateral"); </text:p>
      <text:p text:style-name="P32">else if(a==b&amp;&amp;b!=c||b==c&amp;&amp;c!=a||a==c&amp;&amp;c!=b) </text:p>
      <text:p text:style-name="P32">printf("Isoscales"); </text:p>
      <text:p text:style-name="P32">else </text:p>
      <text:p text:style-name="P32">printf("Scalene Triangle"); </text:p>
      <text:p text:style-name="P32">}</text:p>
      <text:p text:style-name="P50"><text:span text:style-name="T30"><text:s/></text:span><text:span text:style-name="T27"><text:s/>GAURAV KABRA <text:s/><text:line-break/> <text:s text:c="2"/>2016 UCP 1471 <text:s/></text:span></text:p>
      <text:p text:style-name="P66"><text:span text:style-name="T30"><text:s text:c="3"/>J1 – Batch <text:s/></text:span><text:span text:style-name="T29"><text:s text:c="16"/></text:span></text:p>
      <text:p text:style-name="P36"/>
      <text:p text:style-name="Standard"><text:s text:c="65"/><text:span text:style-name="T10"><text:s/>ASSIGNMENT 5</text:span></text:p>
      <text:list xml:id="list2887190529089709527" text:style-name="L1">
        <text:list-header>
          <text:p text:style-name="P38"><text:span text:style-name="T3">1.</text:span><text:span text:style-name="T1">Write a program in C to print table of a given number. For example if the number is 8 then the table should be printed in the form :-</text:span> </text:p>
        </text:list-header>
      </text:list>
      <text:h text:style-name="P30" text:outline-level="1"><text:soft-page-break/>8 X 1=8</text:h>
      <text:h text:style-name="P31" text:outline-level="1">8 X 2=16 </text:h>
      <text:p text:style-name="P1">#include&lt;stdio.h&gt; </text:p>
      <text:p text:style-name="P1">main() </text:p>
      <text:p text:style-name="P1">{ </text:p>
      <text:p text:style-name="P1">int num,i,prod; </text:p>
      <text:p text:style-name="P1">printf("Enter the number"); </text:p>
      <text:p text:style-name="P1">scanf("%d",&amp;num); </text:p>
      <text:p text:style-name="P1">for(i=1;i&lt;=10;i++) </text:p>
      <text:p text:style-name="P1">{ </text:p>
      <text:p text:style-name="P1">prod=i*num; </text:p>
      <text:p text:style-name="P1">printf("%d*%d=%d\n",num,i,prod); </text:p>
      <text:p text:style-name="P1">} </text:p>
      <text:p text:style-name="P28">}</text:p>
      <text:p text:style-name="P52">2. Write a program in C to count the total number of digit using for loop.</text:p>
      <text:p text:style-name="P1">#include&lt;stdio.h&gt; </text:p>
      <text:p text:style-name="P1">main() </text:p>
      <text:p text:style-name="P1">{ </text:p>
      <text:p text:style-name="P1">int num,i,count=0,j; </text:p>
      <text:p text:style-name="P1">printf("Enter the number"); </text:p>
      <text:p text:style-name="P1">scanf("%d",&amp;num); </text:p>
      <text:p text:style-name="P1">for(i=1;;i++) </text:p>
      <text:p text:style-name="P1">{ </text:p>
      <text:p text:style-name="P1">j=num%10; </text:p>
      <text:p text:style-name="P1">num=num/10; </text:p>
      <text:p text:style-name="P1">count++; </text:p>
      <text:p text:style-name="P1">if(num==0) </text:p>
      <text:p text:style-name="P1">break; </text:p>
      <text:p text:style-name="P1">} </text:p>
      <text:p text:style-name="P1">printf("THe number of digits are %d",count); </text:p>
      <text:p text:style-name="P1">} </text:p>
      <text:p text:style-name="P1"><text:span text:style-name="T2">3. <text:s/>Write a program in C to calculate </text:span><text:span text:style-name="T4">sum of digits of a number using for loop</text:span></text:p>
      <text:p text:style-name="P1">#include&lt;stdio.h&gt; </text:p>
      <text:p text:style-name="P1">main() </text:p>
      <text:p text:style-name="P1">{ </text:p>
      <text:p text:style-name="P1">int num,i,sum=0,temp,j; </text:p>
      <text:p text:style-name="P1">printf("Enter the number"); </text:p>
      <text:p text:style-name="P1">scanf("%d",&amp;num); </text:p>
      <text:p text:style-name="P1">temp=num; </text:p>
      <text:p text:style-name="P1">for(i=1;;i++) </text:p>
      <text:p text:style-name="P1">{ </text:p>
      <text:p text:style-name="P1">j=num%10; </text:p>
      <text:p text:style-name="P1">sum=sum+j; </text:p>
      <text:p text:style-name="P1">num=num/10; </text:p>
      <text:p text:style-name="P1">if(num==0) </text:p>
      <text:p text:style-name="P1">break; </text:p>
      <text:p text:style-name="P1">} </text:p>
      <text:p text:style-name="P1"><text:soft-page-break/>printf("Sum of digits is %d",sum); </text:p>
      <text:p text:style-name="P1">} </text:p>
      <text:p text:style-name="P53">4. <text:s text:c="2"/>Write a program in C to reverse a given number using for loop.</text:p>
      <text:p text:style-name="P1">#include&lt;stdio.h&gt; </text:p>
      <text:p text:style-name="P1">main() </text:p>
      <text:p text:style-name="P1">{ </text:p>
      <text:p text:style-name="P1">int num,i,rev=0; </text:p>
      <text:p text:style-name="P1">printf("Enter the number"); </text:p>
      <text:p text:style-name="P1">scanf("%d",&amp;num); </text:p>
      <text:p text:style-name="P1">for(i=1;;i++) </text:p>
      <text:p text:style-name="P1">{ </text:p>
      <text:p text:style-name="P1">rev=rev*10+(num%10); </text:p>
      <text:p text:style-name="P1">num=num/10; </text:p>
      <text:p text:style-name="P1">if(num==0) </text:p>
      <text:p text:style-name="P1">break; </text:p>
      <text:p text:style-name="P1">} </text:p>
      <text:p text:style-name="P1">printf("Reversed number is %d",rev); </text:p>
      <text:p text:style-name="P1">} </text:p>
      <text:p text:style-name="P53">5. <text:s/>Write a C program that calculates the sum of integers between 9 and 300 inclusive which are divisible by 7 but not divisible by 63.</text:p>
      <text:p text:style-name="P1">#include&lt;stdio.h&gt; </text:p>
      <text:p text:style-name="P1">main() </text:p>
      <text:p text:style-name="P1">{ </text:p>
      <text:p text:style-name="P1">int i,j,sum=0,k; </text:p>
      <text:p text:style-name="P1">for(i=10;i&lt;300;i++) </text:p>
      <text:p text:style-name="P1">{ </text:p>
      <text:p text:style-name="P1">j=i%7; </text:p>
      <text:p text:style-name="P1">k=i%9; </text:p>
      <text:p text:style-name="P1">if(j==0&amp;&amp;k!=0) </text:p>
      <text:p text:style-name="P1">{ </text:p>
      <text:p text:style-name="P1">sum=sum+i; </text:p>
      <text:p text:style-name="P1">} </text:p>
      <text:p text:style-name="P1">} </text:p>
      <text:p text:style-name="P1">printf("THe sum of numbers is %d",sum); </text:p>
      <text:p text:style-name="P1">}</text:p>
      <text:p text:style-name="P1"><text:span text:style-name="T6">6. <text:s/></text:span><text:span text:style-name="T2">Write a program in C to find factorial of a number.</text:span></text:p>
      <text:p text:style-name="P1">#include&lt;stdio.h&gt; </text:p>
      <text:p text:style-name="P1">main() </text:p>
      <text:p text:style-name="P1">{ </text:p>
      <text:p text:style-name="P1">int num,i,fact=1; </text:p>
      <text:p text:style-name="P1">printf("Enter the number"); </text:p>
      <text:p text:style-name="P1">scanf("%d",&amp;num); </text:p>
      <text:p text:style-name="P1">for(i=1;i&lt;=num;i++) </text:p>
      <text:p text:style-name="P1">{ </text:p>
      <text:p text:style-name="P1">fact=fact*i; </text:p>
      <text:p text:style-name="P1">} </text:p>
      <text:p text:style-name="P1">printf("FActorial of number is %d",fact); </text:p>
      <text:p text:style-name="P1">}</text:p>
      <text:p text:style-name="P53">7. Write a program in C which reads checks whether a number is prime or not.</text:p>
      <text:p text:style-name="P1"><text:soft-page-break/>#include&lt;stdio.h&gt; </text:p>
      <text:p text:style-name="P1">main() </text:p>
      <text:p text:style-name="P1">{ </text:p>
      <text:p text:style-name="P1">int num,i; </text:p>
      <text:p text:style-name="P1">printf("Enter a number"); </text:p>
      <text:p text:style-name="P1">scanf("%d",&amp;num); </text:p>
      <text:p text:style-name="P1">for(i=2;i&lt;num;i++) </text:p>
      <text:p text:style-name="P1">{ </text:p>
      <text:p text:style-name="P1">if(num%i==0) </text:p>
      <text:p text:style-name="P1">break; </text:p>
      <text:p text:style-name="P1">} </text:p>
      <text:p text:style-name="P1">if(i==num) </text:p>
      <text:p text:style-name="P1">printf("Number is prime "); </text:p>
      <text:p text:style-name="P1">else </text:p>
      <text:p text:style-name="P28">printf("Number is not prime"); </text:p>
      <text:p text:style-name="P63">}</text:p>
      <text:p text:style-name="P50"><text:span text:style-name="T30"><text:s/></text:span><text:span text:style-name="T27"><text:s/>GAURAV KABRA <text:s/><text:line-break/> <text:s text:c="2"/>2016 UCP 1471 <text:s/></text:span></text:p>
      <text:p text:style-name="P60"><text:span text:style-name="T30"><text:s text:c="3"/>J1 – Batch <text:s/></text:span><text:span text:style-name="T28"><text:s text:c="16"/></text:span></text:p>
      <text:p text:style-name="P28"/>
      <text:p text:style-name="P28"><text:span text:style-name="T21"><text:s text:c="47"/></text:span><text:span text:style-name="T10">ASSIGNMENT 6</text:span></text:p>
      <text:p text:style-name="P4">GAURAV KABRA</text:p>
      <text:p text:style-name="P4">2016 UCP 1471</text:p>
      <text:p text:style-name="P4">J1-BATCH</text:p>
      <text:p text:style-name="P10">1. Write a C Program to print the pattern of asterisks as shown below: </text:p>
      <text:p text:style-name="P10">* </text:p>
      <text:p text:style-name="P10">** </text:p>
      <text:p text:style-name="P10">*** </text:p>
      <text:p text:style-name="P10">**** </text:p>
      <text:p text:style-name="P8"/>
      <text:p text:style-name="P8">#include&lt;stdio.h&gt; </text:p>
      <text:p text:style-name="P8">main() </text:p>
      <text:p text:style-name="P8">{ </text:p>
      <text:p text:style-name="P8"><text:s/>int i,j,line; </text:p>
      <text:p text:style-name="P8"><text:s/>printf("Enter the value of line"); </text:p>
      <text:p text:style-name="P8"><text:s/>scanf("%d",&amp;line); </text:p>
      <text:p text:style-name="P8"><text:s/>for(i=1;i&lt;=line;i++) </text:p>
      <text:p text:style-name="P8"><text:s/>{ </text:p>
      <text:p text:style-name="P8"><text:s text:c="2"/>for(j=1;j&lt;=line;j++) </text:p>
      <text:p text:style-name="P8"><text:s text:c="3"/>{ </text:p>
      <text:p text:style-name="P8"><text:s text:c="4"/>if(j&lt;=i) </text:p>
      <text:p text:style-name="P8"><text:s text:c="4"/>printf("*"); </text:p>
      <text:p text:style-name="P8"><text:s text:c="4"/>else </text:p>
      <text:p text:style-name="P8"><text:s text:c="4"/>printf(" "); </text:p>
      <text:p text:style-name="P8"><text:s text:c="4"/>} </text:p>
      <text:p text:style-name="P8"><text:s text:c="2"/>printf("\n"); </text:p>
      <text:p text:style-name="P8">} </text:p>
      <text:p text:style-name="P8">}</text:p>
      <text:p text:style-name="P10">2. Write a C Program to print the pattern of asterisks as shown below: </text:p>
      <text:p text:style-name="P10"><text:soft-page-break/>**** </text:p>
      <text:p text:style-name="P10">*** </text:p>
      <text:p text:style-name="P10">** </text:p>
      <text:p text:style-name="P10">* </text:p>
      <text:p text:style-name="P8"/>
      <text:p text:style-name="P8">#include&lt;stdio.h&gt; </text:p>
      <text:p text:style-name="P8">main() </text:p>
      <text:p text:style-name="P8">{ </text:p>
      <text:p text:style-name="P8"><text:s/>int i,j,line; </text:p>
      <text:p text:style-name="P8"><text:s/>printf("Enter the value of line"); </text:p>
      <text:p text:style-name="P8"><text:s/>scanf("%d",&amp;line); </text:p>
      <text:p text:style-name="P8"><text:s/>for(i=1;i&lt;=line;i++) </text:p>
      <text:p text:style-name="P8"><text:s/>{ </text:p>
      <text:p text:style-name="P8"><text:s text:c="2"/>for(j=1;j&lt;=line;j++) </text:p>
      <text:p text:style-name="P8"><text:s text:c="3"/>{ </text:p>
      <text:p text:style-name="P8"><text:s text:c="4"/>if(j&lt;=line+1-i) </text:p>
      <text:p text:style-name="P8"><text:s text:c="4"/>printf("*"); </text:p>
      <text:p text:style-name="P8"><text:s text:c="4"/>else </text:p>
      <text:p text:style-name="P8"><text:s text:c="4"/>printf(" "); </text:p>
      <text:p text:style-name="P8"><text:s text:c="4"/>} </text:p>
      <text:p text:style-name="P8"><text:s text:c="2"/>printf("\n"); </text:p>
      <text:p text:style-name="P8">} </text:p>
      <text:p text:style-name="P8">} </text:p>
      <text:p text:style-name="P8"><text:s/></text:p>
      <text:p text:style-name="P8">3.<text:span text:style-name="T6"> Write a C program to find out factorial of any number </text:span></text:p>
      <text:p text:style-name="P8"/>
      <text:p text:style-name="P8">#include&lt;stdio.h&gt; </text:p>
      <text:p text:style-name="P8">int fact(int); </text:p>
      <text:p text:style-name="P8">main() </text:p>
      <text:p text:style-name="P8">{ </text:p>
      <text:p text:style-name="P8"><text:s/>int num,f; </text:p>
      <text:p text:style-name="P8"><text:s/>printf("Enter any number"); </text:p>
      <text:p text:style-name="P8"><text:s/>scanf("%d",&amp;num); </text:p>
      <text:p text:style-name="P8"><text:s/>f=fact(num); </text:p>
      <text:p text:style-name="P8"><text:s/>printf("Factorial of the entered number is %d",f); </text:p>
      <text:p text:style-name="P8">} </text:p>
      <text:p text:style-name="P8">int fact(int n) </text:p>
      <text:p text:style-name="P8">{ </text:p>
      <text:p text:style-name="P8"><text:s/>int i,fk=1; </text:p>
      <text:p text:style-name="P8"><text:s/>for(i=1;i&lt;=n;i++) </text:p>
      <text:p text:style-name="P8"><text:s/>{ </text:p>
      <text:p text:style-name="P8"><text:s text:c="2"/>fk=fk*i; </text:p>
      <text:p text:style-name="P8"><text:s/>} </text:p>
      <text:p text:style-name="P8">return(fk); </text:p>
      <text:p text:style-name="P8">}</text:p>
      <text:p text:style-name="P10">4. Write a C program to add first seven terms of the following series using a </text:p>
      <text:p text:style-name="P10">for loop: 1/1! + 2/2! + 3/3! + . . . . </text:p>
      <text:p text:style-name="P8"/>
      <text:p text:style-name="P8">#include&lt;stdio.h&gt; </text:p>
      <text:p text:style-name="P8"><text:soft-page-break/>int fact(int); </text:p>
      <text:p text:style-name="P8">main() </text:p>
      <text:p text:style-name="P8">{ </text:p>
      <text:p text:style-name="P8"><text:s/>float sum=0,i; </text:p>
      <text:p text:style-name="P8"><text:s/>for(i=1;i&lt;=7;i++) </text:p>
      <text:p text:style-name="P8"><text:s/>{ </text:p>
      <text:p text:style-name="P8"><text:s text:c="2"/>sum=sum+(i/fact(i)); </text:p>
      <text:p text:style-name="P8"><text:s text:c="2"/>} </text:p>
      <text:p text:style-name="P8"><text:s/>printf("Sum of the series =%f",sum); </text:p>
      <text:p text:style-name="P8">} </text:p>
      <text:p text:style-name="P8">int fact(int n) </text:p>
      <text:p text:style-name="P8">{ </text:p>
      <text:p text:style-name="P8"><text:s/>int i,fk=1; </text:p>
      <text:p text:style-name="P8"><text:s/>for(i=1;i&lt;=n;i++) </text:p>
      <text:p text:style-name="P8"><text:s/>{ </text:p>
      <text:p text:style-name="P8"><text:s text:c="2"/>fk=fk*i; </text:p>
      <text:p text:style-name="P8"><text:s/>} </text:p>
      <text:p text:style-name="P8">return(fk); </text:p>
      <text:p text:style-name="P8">}</text:p>
      <text:p text:style-name="P10">5. Write a program to produce the following output: </text:p>
      <text:p text:style-name="P10"><text:s text:c="6"/>1</text:p>
      <text:p text:style-name="P10">2 <text:s text:c="7"/>3</text:p>
      <text:p text:style-name="P8">.....</text:p>
      <text:p text:style-name="P8">#include&lt;stdio.h&gt; </text:p>
      <text:p text:style-name="P8">main() </text:p>
      <text:p text:style-name="P8">{ </text:p>
      <text:p text:style-name="P8"><text:s/>int i,j,k,m=1,line; </text:p>
      <text:p text:style-name="P8"><text:s/>printf("Enter the value of line"); </text:p>
      <text:p text:style-name="P8"><text:s/>scanf("%d",&amp;line); </text:p>
      <text:p text:style-name="P8"><text:s/>for(i=1;i&lt;=line;i++) </text:p>
      <text:p text:style-name="P8"><text:s text:c="2"/>{ </text:p>
      <text:p text:style-name="P8"><text:s text:c="4"/>k=1; </text:p>
      <text:p text:style-name="P8"><text:s text:c="3"/>for(j=1;j&lt;=2*line-1;j++) </text:p>
      <text:p text:style-name="P8"><text:s text:c="4"/>{ </text:p>
      <text:p text:style-name="P8"><text:s text:c="5"/>if(j&gt;=line+1-i&amp;&amp;j&lt;=line-1+i&amp;&amp;k){ </text:p>
      <text:p text:style-name="P8"><text:s text:c="5"/>printf("%2d",m); </text:p>
      <text:p text:style-name="P8"><text:s text:c="5"/>k=0; </text:p>
      <text:p text:style-name="P8"><text:s text:c="5"/>m++; </text:p>
      <text:p text:style-name="P8"><text:s text:c="5"/>} </text:p>
      <text:p text:style-name="P8"><text:s text:c="5"/>else{ </text:p>
      <text:p text:style-name="P8"><text:s text:c="5"/>printf(" <text:s/>"); </text:p>
      <text:p text:style-name="P8"><text:s text:c="5"/>k=1; </text:p>
      <text:p text:style-name="P8"><text:s text:c="5"/>} </text:p>
      <text:p text:style-name="P8"><text:s text:c="4"/>} </text:p>
      <text:p text:style-name="P8"><text:s text:c="3"/>printf("\n"); </text:p>
      <text:p text:style-name="P8"><text:s text:c="2"/>} </text:p>
      <text:p text:style-name="P8">}</text:p>
      <text:p text:style-name="P50"><text:span text:style-name="T30"><text:s/></text:span><text:span text:style-name="T27"><text:s/>GAURAV KABRA <text:s/><text:line-break/> <text:s text:c="2"/>2016 UCP 1471 <text:s/></text:span></text:p>
      <text:p text:style-name="P60"><text:soft-page-break/><text:span text:style-name="T30"><text:s text:c="3"/>J1 – Batch <text:s/></text:span><text:span text:style-name="T28"><text:s text:c="16"/></text:span></text:p>
      <text:p text:style-name="P49"><text:span text:style-name="T22"><text:s text:c="63"/></text:span>Lab Assignment – 7 </text:p>
      <text:p text:style-name="P49"><text:s text:c="2"/><text:span text:style-name="T31">CODED BY_Gaurav Kabra <text:s text:c="2"/>2016ucp1471</text:span></text:p>
      <text:p text:style-name="P6">1.Write a C program to multiply two 5x5 matrices.</text:p>
      <text:p text:style-name="P28">#include&lt;stdio.h&gt; </text:p>
      <text:p text:style-name="P28">main() </text:p>
      <text:p text:style-name="P28">{ </text:p>
      <text:p text:style-name="P28"><text:s/>int arr1[<text:span text:style-name="T43">5</text:span>][<text:span text:style-name="T43">5</text:span>],i,j,arr2[<text:span text:style-name="T43">5]</text:span>[<text:span text:style-name="T43">5</text:span>],mul[<text:span text:style-name="T43">5</text:span>][<text:span text:style-name="T43">5</text:span>],k,sum; </text:p>
      <text:p text:style-name="P28">printf("Enter the elements of the matrix1\n"); </text:p>
      <text:p text:style-name="P28">for(i=0;i&lt;=<text:span text:style-name="T43">4</text:span>;i++) </text:p>
      <text:p text:style-name="P28">{ </text:p>
      <text:p text:style-name="P28">for(j=0;j&lt;=<text:span text:style-name="T43">4</text:span>;j++) </text:p>
      <text:p text:style-name="P28">{ </text:p>
      <text:p text:style-name="P28">scanf("%d",&amp;arr1[i][j]); </text:p>
      <text:p text:style-name="P28">} </text:p>
      <text:p text:style-name="P28">} </text:p>
      <text:p text:style-name="P28">printf("Enter the elements of the matrix2\n"); </text:p>
      <text:p text:style-name="P28">for(i=0;i&lt;=<text:span text:style-name="T43">4</text:span>;i++) </text:p>
      <text:p text:style-name="P28">{ </text:p>
      <text:p text:style-name="P28">for(j=0;j&lt;=<text:span text:style-name="T43">4</text:span>;j++) </text:p>
      <text:p text:style-name="P28">{ </text:p>
      <text:p text:style-name="P28">scanf("%d",&amp;arr2[i][j]); </text:p>
      <text:p text:style-name="P28">} </text:p>
      <text:p text:style-name="P28">} </text:p>
      <text:p text:style-name="P28">for(i=0;i&lt;=<text:span text:style-name="T43">4</text:span>;i++) </text:p>
      <text:p text:style-name="P28">{ </text:p>
      <text:p text:style-name="P28">for(j=0;j&lt;=<text:span text:style-name="T43">4</text:span>;j++) </text:p>
      <text:p text:style-name="P28">{ </text:p>
      <text:p text:style-name="P28">sum=0; </text:p>
      <text:p text:style-name="P28">for(k=0;k&lt;=<text:span text:style-name="T43">4</text:span>;k++) </text:p>
      <text:p text:style-name="P28">{ </text:p>
      <text:p text:style-name="P28">sum=sum+arr1[i][k]*arr2[k][j]; </text:p>
      <text:p text:style-name="P28">} </text:p>
      <text:p text:style-name="P28">mul[i][j]=sum; </text:p>
      <text:p text:style-name="P28">} </text:p>
      <text:p text:style-name="P28">} </text:p>
      <text:p text:style-name="P28">printf("The result is\n"); </text:p>
      <text:p text:style-name="P28">for(i=0;i&lt;=<text:span text:style-name="T43">4</text:span>;i++) </text:p>
      <text:p text:style-name="P28">{ </text:p>
      <text:p text:style-name="P28">for(j=0;j&lt;=<text:span text:style-name="T43">4</text:span>;j++) </text:p>
      <text:p text:style-name="P28">{ </text:p>
      <text:p text:style-name="P28">printf("%d ",mul[i][j]); </text:p>
      <text:p text:style-name="P28">} </text:p>
      <text:p text:style-name="P28">printf("\n"); </text:p>
      <text:p text:style-name="P28">} </text:p>
      <text:p text:style-name="P28">} </text:p>
      <text:p text:style-name="P6">2.Write a C program to swap two numbers using pointers</text:p>
      <text:p text:style-name="P28">#include&lt;stdio.h&gt; </text:p>
      <text:p text:style-name="P28">main() </text:p>
      <text:p text:style-name="P28"><text:soft-page-break/>{ </text:p>
      <text:p text:style-name="P28"><text:s/>int x,y,temp; </text:p>
      <text:p text:style-name="P28">int *ptr,*pptr; </text:p>
      <text:p text:style-name="P28">printf("Enter two numbers\n"); </text:p>
      <text:p text:style-name="P28">scanf("%d%d",&amp;x,&amp;y); </text:p>
      <text:p text:style-name="P28">ptr=&amp;x; </text:p>
      <text:p text:style-name="P28">pptr=&amp;y; </text:p>
      <text:p text:style-name="P28">temp=*ptr; </text:p>
      <text:p text:style-name="P28">*ptr=*pptr; </text:p>
      <text:p text:style-name="P28">*pptr=temp; </text:p>
      <text:p text:style-name="P28">printf("The swapped numbers are\n%d %d",*ptr,*pptr); </text:p>
      <text:p text:style-name="P28">} </text:p>
      <text:p text:style-name="P6">3.Write a program to print a string in reverse order using pointers.</text:p>
      <text:p text:style-name="P28">#include&lt;stdio.h&gt; </text:p>
      <text:p text:style-name="P28">#include&lt;string.h&gt; </text:p>
      <text:p text:style-name="P28">main() </text:p>
      <text:p text:style-name="P28">{ </text:p>
      <text:p text:style-name="P28"><text:s/>char str[100]; </text:p>
      <text:p text:style-name="P28">char *ptr; </text:p>
      <text:p text:style-name="P28">int i; </text:p>
      <text:p text:style-name="P28">printf("Enter the string"); </text:p>
      <text:p text:style-name="P28">scanf("%[^\n]s",str); </text:p>
      <text:p text:style-name="P28">ptr=str; </text:p>
      <text:p text:style-name="P28">for(i=strlen(str)-1;i&gt;=0;i--) </text:p>
      <text:p text:style-name="P28">printf("%c",*(ptr+i)); </text:p>
      <text:p text:style-name="P28">} </text:p>
      <text:p text:style-name="P6">4.Write a program in C to sort an array using Pointer.</text:p>
      <text:p text:style-name="P25">#include&lt;stdio.h&gt; </text:p>
      <text:p text:style-name="P25">int main() </text:p>
      <text:p text:style-name="P25">{ </text:p>
      <text:p text:style-name="P25">int arr[10]; </text:p>
      <text:p text:style-name="P25">int *p,*q; </text:p>
      <text:p text:style-name="P25">p=&amp;arr[0]; </text:p>
      <text:p text:style-name="P25">q=p+1; </text:p>
      <text:p text:style-name="P25">printf("Enter ten numbers \n"); </text:p>
      <text:p text:style-name="P25">int i,j,t; </text:p>
      <text:p text:style-name="P27"><text:span text:style-name="T25">for(i=0;i&lt;10;i++)</text:span> </text:p>
      <text:p text:style-name="P25">{ </text:p>
      <text:p text:style-name="P25">scanf("%d",&amp;arr[i]); </text:p>
      <text:p text:style-name="P25">} </text:p>
      <text:p text:style-name="P25"/>
      <text:p text:style-name="P25">for(i=0;i&lt;10;i++) </text:p>
      <text:p text:style-name="P25">{ </text:p>
      <text:p text:style-name="P25">for(j=i+1;j&lt;10;j++) </text:p>
      <text:p text:style-name="P25">{ </text:p>
      <text:p text:style-name="P25"><text:tab/>if(*p&gt;*q) </text:p>
      <text:p text:style-name="P25"><text:tab/>{</text:p>
      <text:p text:style-name="P26">t=*p;</text:p>
      <text:p text:style-name="P25"><text:tab/>*p=*q; </text:p>
      <text:p text:style-name="P25"><text:tab/>*q=t; </text:p>
      <text:p text:style-name="P25"><text:soft-page-break/><text:tab/>} </text:p>
      <text:p text:style-name="P25"><text:tab/>q++; </text:p>
      <text:p text:style-name="P25">} </text:p>
      <text:p text:style-name="P25">p++; </text:p>
      <text:p text:style-name="P25">q=p+1; </text:p>
      <text:p text:style-name="P25">} </text:p>
      <text:p text:style-name="P25">printf("The sorted array is \n"); </text:p>
      <text:p text:style-name="P25">for(i=0;i&lt;10;i++) </text:p>
      <text:p text:style-name="P25">{ </text:p>
      <text:p text:style-name="P25">printf("%d \n",arr[i]); </text:p>
      <text:p text:style-name="P25">} </text:p>
      <text:p text:style-name="P25">return 0; </text:p>
      <text:p text:style-name="P26">}</text:p>
      <text:p text:style-name="P6">5.Write a program in C to print all permutations of a given string using pointers. </text:p>
      <text:p text:style-name="P6">Input: abcd </text:p>
      <text:p text:style-name="P6">Output: abcd abdc acbd acdb adcb adbc bacd badc bcad bcda bdca bdac cbad </text:p>
      <text:p text:style-name="P6">cbda cabd cadb cdab cdba dbca dbac dcba dcab dacb dabc</text:p>
      <text:p text:style-name="P9">#include&lt;stdio.h&gt; </text:p>
      <text:p text:style-name="P9">#include&lt;string.h&gt; </text:p>
      <text:p text:style-name="P9">main() </text:p>
      <text:p text:style-name="P9">{ </text:p>
      <text:p text:style-name="P9"><text:s/>char str[5]; </text:p>
      <text:p text:style-name="P9"><text:s/>int i,j,k,l,m; </text:p>
      <text:p text:style-name="P9"><text:s/>printf("Enter the string"); </text:p>
      <text:p text:style-name="P9"><text:s/>for(i=0;i&lt;5;i++) </text:p>
      <text:p text:style-name="P9"><text:s/>scanf("%c",&amp;str[i]); </text:p>
      <text:p text:style-name="P9"><text:s text:c="4"/>for(i=0;i&lt;5;i++){ </text:p>
      <text:p text:style-name="P9"><text:s text:c="5"/>for(j=0;j&lt;5;j++){ </text:p>
      <text:p text:style-name="P9"><text:s text:c="6"/>for(k=0;k&lt;5;k++){ </text:p>
      <text:p text:style-name="P9"><text:s text:c="7"/>for(l=0;l&lt;5;l++){ </text:p>
      <text:p text:style-name="P9"><text:s text:c="8"/>for(m=0;m&lt;5;m++){ </text:p>
      <text:p text:style-name="P9"><text:s text:c="7"/>if(i!=j&amp;&amp;i!=k&amp;&amp;i!=l&amp;&amp;i!=m&amp;&amp;j!=k&amp;&amp;j!=l&amp;&amp;j!=m&amp;&amp;k!=l&amp;&amp;k!=m&amp;&amp;l!=m){ </text:p>
      <text:p text:style-name="P9"><text:s text:c="5"/>{ </text:p>
      <text:p text:style-name="P9"><text:s text:c="7"/>printf("%c%c%c%c%c\n",str[i],str[j],str[k],str[l],str[m]);}} </text:p>
      <text:p text:style-name="P9"><text:s text:c="7"/>} </text:p>
      <text:p text:style-name="P9"><text:s text:c="6"/>} </text:p>
      <text:p text:style-name="P9"><text:s text:c="5"/>} </text:p>
      <text:p text:style-name="P9"><text:s text:c="5"/>} </text:p>
      <text:p text:style-name="P9"><text:s text:c="4"/>} </text:p>
      <text:p text:style-name="P9"><text:s text:c="2"/>} </text:p>
      <text:p text:style-name="P9"><text:s/><text:span text:style-name="T10">6.Write a program in C to find the maximum number between two numbers using a </text:span></text:p>
      <text:p text:style-name="P6">pointer.</text:p>
      <text:p text:style-name="P28">#include&lt;stdio.h&gt; </text:p>
      <text:p text:style-name="P28">main() </text:p>
      <text:p text:style-name="P28">{ </text:p>
      <text:p text:style-name="P28">int x,y,max; </text:p>
      <text:p text:style-name="P28">int *ptr,*pptr; </text:p>
      <text:p text:style-name="P28">printf("Enter two numbers\n"); </text:p>
      <text:p text:style-name="P28">scanf("%d%d",&amp;x,&amp;y); </text:p>
      <text:p text:style-name="P28">ptr=&amp;x; </text:p>
      <text:p text:style-name="P28"><text:soft-page-break/>pptr=&amp;y; </text:p>
      <text:p text:style-name="P28">if(*ptr&gt;*pptr) </text:p>
      <text:p text:style-name="P28">max=*ptr; </text:p>
      <text:p text:style-name="P28">else </text:p>
      <text:p text:style-name="P28">max=*pptr; </text:p>
      <text:p text:style-name="P28">printf("The maximum number is %d\n",max); </text:p>
      <text:p text:style-name="P28">} </text:p>
      <text:p text:style-name="P6">7.Write a program to count vowels and consonants in a string using pointer. </text:p>
      <text:p text:style-name="P6">Enter a string: This is a test string </text:p>
      <text:p text:style-name="P6">Output: Total number of VOWELS: 5, CONSONANT: 16</text:p>
      <text:p text:style-name="P28">#include&lt;stdio.h&gt; </text:p>
      <text:p text:style-name="P28">#include&lt;string.h&gt; </text:p>
      <text:p text:style-name="P28">main() </text:p>
      <text:p text:style-name="P28">{ </text:p>
      <text:p text:style-name="P28">char str[20]; </text:p>
      <text:p text:style-name="P28">char *ptr; </text:p>
      <text:p text:style-name="P28">int i,vowel=0,conso=0; </text:p>
      <text:p text:style-name="P28">printf("Enter the string"); </text:p>
      <text:p text:style-name="P28">scanf("%[^\n]s",str); </text:p>
      <text:p text:style-name="P28">ptr=str; </text:p>
      <text:p text:style-name="P28">for(i=0;i&lt;strlen(str);i++) </text:p>
      <text:p text:style-name="P28">{ </text:p>
      <text:p text:style-name="P28">if(*(ptr+i)!=' '){ </text:p>
      <text:p text:style-name="P28"><text:s/>if(*(ptr+i)=='a'||*(ptr+i)=='e'||*(ptr+i)=='i'||*(ptr+i)=='o'||*(ptr+i)=='u') </text:p>
      <text:p text:style-name="P28"><text:s/>vowel++; </text:p>
      <text:p text:style-name="P28"><text:s/>else </text:p>
      <text:p text:style-name="P28"><text:s/>conso++; </text:p>
      <text:p text:style-name="P28">}} </text:p>
      <text:p text:style-name="P28">printf("Vowel=%d\nconsonant=%d\n",vowel,conso); </text:p>
      <text:p text:style-name="P9">}</text:p>
      <text:p text:style-name="P51"><text:span text:style-name="T30"><text:s/></text:span><text:span text:style-name="T27"><text:s/>GAURAV KABRA <text:s/><text:line-break/> <text:s text:c="2"/>2016 UCP 1471 <text:s/></text:span></text:p>
      <text:p text:style-name="P61"><text:span text:style-name="T30"><text:s text:c="3"/>J1 – Batch <text:s/></text:span><text:span text:style-name="T28"><text:s text:c="16"/></text:span></text:p>
      <text:p text:style-name="P13"><text:s text:c="55"/><text:span text:style-name="T9"><text:s/></text:span><text:span text:style-name="T10">Assignment 8</text:span></text:p>
      <text:p text:style-name="P54">GAURAV KABRA <text:s text:c="3"/>2016 UCP 1471 <text:s text:c="2"/>J1-Batch <text:s/></text:p>
      <text:p text:style-name="P14"><text:span text:style-name="T6"><text:s text:c="3"/></text:span><text:s text:c="4"/><text:span text:style-name="T6">Q1.</text:span><text:span text:style-name="T7">WAP to sort an array.</text:span></text:p>
      <text:p text:style-name="P13">#include&lt;stdio.h&gt; </text:p>
      <text:p text:style-name="P13">main() </text:p>
      <text:p text:style-name="P13">{ </text:p>
      <text:p text:style-name="P13"><text:s/>int arr[10],i,j,round=0,temp; </text:p>
      <text:p text:style-name="P13"><text:s/>printf("Enter 10 array elements\n"); </text:p>
      <text:p text:style-name="P13"><text:s/>for(i=0;i&lt;=9;i++){ </text:p>
      <text:p text:style-name="P13"><text:s/>fflush(stdin); </text:p>
      <text:p text:style-name="P13"><text:s/>scanf("%d",&amp;arr[i]);} </text:p>
      <text:p text:style-name="P13"><text:s/>for(round=1;round&lt;=8;round++) </text:p>
      <text:p text:style-name="P13"><text:s/>{ </text:p>
      <text:p text:style-name="P13"><text:s text:c="2"/>for(i=0;i&lt;=8;i++) </text:p>
      <text:p text:style-name="P13"><text:s text:c="2"/>{ </text:p>
      <text:p text:style-name="P13"><text:s text:c="4"/>for(j=i+1;j&lt;=9;j++){ </text:p>
      <text:p text:style-name="P13"><text:soft-page-break/><text:s text:c="2"/>if(arr[i]&lt;arr[j]) </text:p>
      <text:p text:style-name="P13"><text:s text:c="2"/>{ </text:p>
      <text:p text:style-name="P13"><text:s text:c="4"/>temp=arr[i]; </text:p>
      <text:p text:style-name="P13"><text:s text:c="4"/>arr[i]=arr[j]; </text:p>
      <text:p text:style-name="P13"><text:s text:c="4"/>arr[j]=temp; </text:p>
      <text:p text:style-name="P13"><text:s text:c="2"/>} </text:p>
      <text:p text:style-name="P13">} </text:p>
      <text:p text:style-name="P13">} </text:p>
      <text:p text:style-name="P13"><text:s/>} </text:p>
      <text:p text:style-name="P13"><text:s text:c="2"/>for(i=0;i&lt;=9;i++) </text:p>
      <text:p text:style-name="P13"><text:s text:c="3"/>printf("%d ",arr[i]); </text:p>
      <text:p text:style-name="P13">} </text:p>
      <text:p text:style-name="P13"><text:s text:c="2"/><text:span text:style-name="T6">Q2 </text:span><text:span text:style-name="T7">WAP to find length of collatz chain.</text:span></text:p>
      <text:p text:style-name="P13">#include&lt;stdio.h&gt; </text:p>
      <text:p text:style-name="P13">#include&lt;stdlib.h&gt; </text:p>
      <text:p text:style-name="P13">int fun(int num) </text:p>
      <text:p text:style-name="P13">{ </text:p>
      <text:p text:style-name="P13"><text:s/>static int count=0; </text:p>
      <text:p text:style-name="P13"><text:s/>if(num==0) </text:p>
      <text:p text:style-name="P13"><text:s/>printf("Error!"); </text:p>
      <text:p text:style-name="P13"><text:s/>else if(num==1){ </text:p>
      <text:p text:style-name="P13">count++; </text:p>
      <text:p text:style-name="P13"><text:s/>printf("The collatz chain length %d",count); </text:p>
      <text:p text:style-name="P13"><text:s/>exit(1);} </text:p>
      <text:p text:style-name="P13"><text:s/>else if(num%2==0){ </text:p>
      <text:p text:style-name="P13"><text:s/>count++; </text:p>
      <text:p text:style-name="P13"><text:s/>return(fun(num/2));} </text:p>
      <text:p text:style-name="P13"><text:s/>else if(num%2!=0){ </text:p>
      <text:p text:style-name="P13"><text:s/>count++; </text:p>
      <text:p text:style-name="P13"><text:s/>return(fun(3*num+1));} </text:p>
      <text:p text:style-name="P13">} </text:p>
      <text:p text:style-name="P13">main() </text:p>
      <text:p text:style-name="P13">{ </text:p>
      <text:p text:style-name="P13"><text:s/>int num,j; </text:p>
      <text:p text:style-name="P13"><text:s/>printf("Enter the number"); </text:p>
      <text:p text:style-name="P13"><text:s/>scanf("%d",&amp;num); </text:p>
      <text:p text:style-name="P13"><text:s/>j=fun(num); </text:p>
      <text:p text:style-name="P13">}</text:p>
      <text:p text:style-name="P13"><text:span text:style-name="T6">Q3.</text:span><text:span text:style-name="T7">WAP to find data of an employee in a firm.</text:span></text:p>
      <text:p text:style-name="P13">#include&lt;stdio.h&gt; </text:p>
      <text:p text:style-name="P13">main() </text:p>
      <text:p text:style-name="P13">{ </text:p>
      <text:p text:style-name="P13"><text:s/>int id,j,i; </text:p>
      <text:p text:style-name="P13"><text:s/>struct emp </text:p>
      <text:p text:style-name="P13"><text:s/>{ </text:p>
      <text:p text:style-name="P13"><text:s text:c="2"/>char emp_name[10]; </text:p>
      <text:p text:style-name="P13"><text:s text:c="2"/>int emp_id; </text:p>
      <text:p text:style-name="P13"><text:s text:c="2"/>int hra,bs,ma,da,pf,deduction,insurance; </text:p>
      <text:p text:style-name="P13"><text:s/>}e[2]; </text:p>
      <text:p text:style-name="P13"><text:soft-page-break/><text:s/>for(i=0;i&lt;=1;i++) </text:p>
      <text:p text:style-name="P13"><text:s/>{ </text:p>
      <text:p text:style-name="P13"><text:s text:c="2"/>printf("Enter name\n"); </text:p>
      <text:p text:style-name="P13"><text:s text:c="2"/>fflush(stdin); </text:p>
      <text:p text:style-name="P13"><text:s text:c="2"/>scanf("%s",e[i].emp_name); </text:p>
      <text:p text:style-name="P13"><text:s text:c="2"/>printf("Enter id\n"); </text:p>
      <text:p text:style-name="P13"><text:s text:c="2"/>fflush(stdin); </text:p>
      <text:p text:style-name="P13"><text:s text:c="2"/>scanf("%d",&amp;e[i].emp_id); </text:p>
      <text:p text:style-name="P13"><text:s text:c="2"/>printf("Enter hra\n"); </text:p>
      <text:p text:style-name="P13"><text:s text:c="2"/>fflush(stdin); </text:p>
      <text:p text:style-name="P13"><text:s text:c="2"/>scanf("%d",&amp;e[i].hra); </text:p>
      <text:p text:style-name="P13"><text:s text:c="2"/>printf("Enter bs\n"); </text:p>
      <text:p text:style-name="P13"><text:s text:c="2"/>fflush(stdin); </text:p>
      <text:p text:style-name="P13"><text:s text:c="2"/>scanf("%d",&amp;e[i].bs); </text:p>
      <text:p text:style-name="P13"><text:s text:c="3"/>printf("Enter ma\n"); </text:p>
      <text:p text:style-name="P13"><text:s text:c="2"/>fflush(stdin); </text:p>
      <text:p text:style-name="P13"><text:s text:c="2"/>scanf("%d",&amp;e[i].ma); </text:p>
      <text:p text:style-name="P13"><text:s/>printf("Enter da\n"); </text:p>
      <text:p text:style-name="P13"><text:s text:c="2"/>fflush(stdin); </text:p>
      <text:p text:style-name="P13"><text:s text:c="2"/>scanf("%d",&amp;e[i].da); </text:p>
      <text:p text:style-name="P13"><text:s text:c="2"/>printf("Enter pf\n"); </text:p>
      <text:p text:style-name="P13"><text:s text:c="2"/>fflush(stdin); </text:p>
      <text:p text:style-name="P13"><text:s text:c="2"/>scanf("%d",&amp;e[i].pf); </text:p>
      <text:p text:style-name="P13"><text:s text:c="2"/>printf("Enter deduction\n"); </text:p>
      <text:p text:style-name="P13"><text:s text:c="2"/>fflush(stdin); </text:p>
      <text:p text:style-name="P13"><text:s text:c="2"/>scanf("%d",&amp;e[i].deduction); </text:p>
      <text:p text:style-name="P13"><text:s text:c="2"/>printf("Enter insurance\n"); </text:p>
      <text:p text:style-name="P13"><text:s text:c="2"/>fflush(stdin); </text:p>
      <text:p text:style-name="P13"><text:s text:c="2"/>scanf("%d",&amp;e[i].insurance); </text:p>
      <text:p text:style-name="P13"><text:s/>} </text:p>
      <text:p text:style-name="P13">printf("Enter the employee id\n"); </text:p>
      <text:p text:style-name="P13">scanf("%d",&amp;id); </text:p>
      <text:p text:style-name="P13">for(i=0;i&lt;=1;i++) </text:p>
      <text:p text:style-name="P13">{ </text:p>
      <text:p text:style-name="P13"><text:s/>if(e[i].emp_id==id) </text:p>
      <text:p text:style-name="P13"><text:s/>{ </text:p>
      <text:p text:style-name="P13"><text:s text:c="2"/>j=i; </text:p>
      <text:p text:style-name="P13"><text:s text:c="2"/>printf("The gross salary is %d\n",e[i].bs+e[i].hra); </text:p>
      <text:p text:style-name="P13"><text:s text:c="4"/>printf("The net salary is %d\n",e[i].bs+e[i].hra-e[i].ma-e[i].da+e[i].pf-e[i].deduction-e[i].insurance); </text:p>
      <text:p text:style-name="P13"><text:s text:c="2"/>break; </text:p>
      <text:p text:style-name="P13"><text:s/>} </text:p>
      <text:p text:style-name="P13">} </text:p>
      <text:p text:style-name="P13"><text:s/>printf("NAME: %s\n",e[j].emp_name); </text:p>
      <text:p text:style-name="P28">} </text:p>
      <text:p text:style-name="P28"><text:span text:style-name="T6">Q4 . </text:span><text:span text:style-name="T7">WAP to know who is the topper of the class.</text:span></text:p>
      <text:p text:style-name="P13">#include&lt;stdio.h&gt; </text:p>
      <text:p text:style-name="P13">main() </text:p>
      <text:p text:style-name="P13">{ </text:p>
      <text:p text:style-name="P13"><text:s/>float per[4],tot,max; </text:p>
      <text:p text:style-name="P13"><text:soft-page-break/><text:s/>int i,j; </text:p>
      <text:p text:style-name="P13"><text:s/>union student </text:p>
      <text:p text:style-name="P13"><text:s/>{ </text:p>
      <text:p text:style-name="P13"><text:s text:c="2"/>char name[10]; </text:p>
      <text:p text:style-name="P13"><text:s text:c="2"/>int id; </text:p>
      <text:p text:style-name="P13"><text:s text:c="2"/>int mark_sub; </text:p>
      <text:p text:style-name="P13"><text:s/>}stu[4]; </text:p>
      <text:p text:style-name="P13"><text:s/>for(i=0;i&lt;=3;i++) </text:p>
      <text:p text:style-name="P13"><text:s/>{ </text:p>
      <text:p text:style-name="P13"><text:s text:c="2"/>printf("Enter the name\n"); </text:p>
      <text:p text:style-name="P13"><text:s text:c="2"/>fflush(stdin); </text:p>
      <text:p text:style-name="P13"><text:s text:c="2"/>scanf("%s",stu[i].name); </text:p>
      <text:p text:style-name="P13"><text:s text:c="3"/>printf("Enter the id\n"); </text:p>
      <text:p text:style-name="P13"><text:s text:c="2"/>fflush(stdin); </text:p>
      <text:p text:style-name="P13"><text:s text:c="2"/>scanf("%d",&amp;stu[i].id); </text:p>
      <text:p text:style-name="P13"><text:s text:c="2"/>printf("Enter the sum of marks\n"); </text:p>
      <text:p text:style-name="P13"><text:s text:c="4"/>fflush(stdin); </text:p>
      <text:p text:style-name="P13"><text:s text:c="4"/>scanf("%d",&amp;stu[i].mark_sub); </text:p>
      <text:p text:style-name="P13"><text:s text:c="2"/>} </text:p>
      <text:p text:style-name="P13"><text:s text:c="2"/></text:p>
      <text:p text:style-name="P13"><text:s/>for(i=0;i&lt;=3;i++) </text:p>
      <text:p text:style-name="P13"><text:s/>{ </text:p>
      <text:p text:style-name="P13"><text:s text:c="2"/>per[i]=stu[i].mark_sub/3.0; </text:p>
      <text:p text:style-name="P13"><text:s text:c="2"/>} </text:p>
      <text:p text:style-name="P13"><text:s/>max=per[0]; </text:p>
      <text:p text:style-name="P13"><text:s/>for(i=1;i&lt;=3;i++) </text:p>
      <text:p text:style-name="P13"><text:s/>{ </text:p>
      <text:p text:style-name="P13"><text:s text:c="2"/>if(max&lt;per[i]){ </text:p>
      <text:p text:style-name="P13"><text:s text:c="2"/>max=per[i]; </text:p>
      <text:p text:style-name="P13"><text:s text:c="2"/>j=i;} </text:p>
      <text:p text:style-name="P13"><text:s/>} </text:p>
      <text:p text:style-name="P13"><text:s/>printf("The topeer of class is with percentage %f",max); </text:p>
      <text:p text:style-name="P13">} </text:p>
      <text:p text:style-name="P3"><text:s/>Q5.<text:span text:style-name="T15">WAP to find sum of two complex numbers using structure.</text:span></text:p>
      <text:p text:style-name="P12">#include&lt;stdio.h&gt; </text:p>
      <text:p text:style-name="P13">main() </text:p>
      <text:p text:style-name="P13">{ </text:p>
      <text:p text:style-name="P13"><text:s text:c="2"/>struct complex{ </text:p>
      <text:p text:style-name="P13"><text:s text:c="2"/>int real[2]; </text:p>
      <text:p text:style-name="P13"><text:s text:c="2"/>int complexx[2]; </text:p>
      <text:p text:style-name="P13">}com[2]; </text:p>
      <text:p text:style-name="P13"><text:s/>printf("Enter the real parts \n"); </text:p>
      <text:p text:style-name="P13"><text:s/>scanf("%d%d",&amp;com[0].real[0],&amp;com[1].real[1]); </text:p>
      <text:p text:style-name="P13"><text:s/>printf("Enter the complex parts\n"); </text:p>
      <text:p text:style-name="P13"><text:s text:c="2"/>scanf("%d%d",&amp;com[0].complexx[0],&amp;com[1].complexx[1]); </text:p>
      <text:p text:style-name="P13"><text:s/>printf("The sum is %d+i%d",com[0].real[0]+com[1].real[1],com[0].complexx[0]+com[1].complexx[1]); </text:p>
      <text:p text:style-name="P13">}</text:p>
      <text:p text:style-name="P51"><text:span text:style-name="T30"><text:s/></text:span><text:span text:style-name="T27"><text:s/>GAURAV KABRA <text:s/><text:line-break/></text:span><text:soft-page-break/><text:span text:style-name="T27"> <text:s text:c="2"/>2016 UCP 1471 <text:s/></text:span></text:p>
      <text:p text:style-name="P61"><text:span text:style-name="T30"><text:s text:c="3"/>J1 – Batch <text:s/></text:span><text:span text:style-name="T28"><text:s text:c="16"/></text:span></text:p>
      <text:p text:style-name="P13"><text:span text:style-name="T26"><text:s text:c="23"/></text:span><text:span text:style-name="T14"><text:s/></text:span><text:span text:style-name="T11"><text:s/>MALAVIYA NATIONAL INSTITUTE OF TECHNOLOGY JAIP</text:span><text:span text:style-name="T12">U</text:span><text:span text:style-name="T11">R </text:span></text:p>
      <text:p text:style-name="P5"><text:span text:style-name="T22"><text:s text:c="55"/></text:span><text:span text:style-name="T38"><text:s/></text:span><text:span text:style-name="T37">End Term Examination </text:span></text:p>
      <text:p text:style-name="P5">C Programming LAB, Marks – 40, Dur. – 1 Hrs. </text:p>
      <text:p text:style-name="P55">Attempt any two questions. </text:p>
      <text:p text:style-name="P2">1. Declare a structure fraction that has two fields- numerator and denominator. Create two </text:p>
      <text:p text:style-name="P2">variables and compare them using function. Return 0 if the two fractions are equal, -1 if the </text:p>
      <text:p text:style-name="P2">first fraction is less than the second and 1 otherwise. You may convert a fraction into a floating- </text:p>
      <text:p text:style-name="P2">point number for your convenience.</text:p>
      <text:p text:style-name="P11">#include&lt;stdio.h&gt; </text:p>
      <text:p text:style-name="P11">float fun(int a,int b,int c,int d) </text:p>
      <text:p text:style-name="P11">{ </text:p>
      <text:p text:style-name="P11"><text:s/>float x,y; </text:p>
      <text:p text:style-name="P11"><text:s/>x=(float)a/b; </text:p>
      <text:p text:style-name="P11"><text:s/>y=(float)c/d; </text:p>
      <text:p text:style-name="P11"><text:s/></text:p>
      <text:p text:style-name="P11"><text:s text:c="2"/>if(x==y) </text:p>
      <text:p text:style-name="P11"><text:s text:c="2"/>return(0); </text:p>
      <text:p text:style-name="P11"><text:s text:c="2"/>else if(x&gt;y) </text:p>
      <text:p text:style-name="P11"><text:s text:c="2"/>return(1); </text:p>
      <text:p text:style-name="P11"><text:s text:c="2"/>else if(x&lt;y) </text:p>
      <text:p text:style-name="P11"><text:s text:c="2"/>return(-1); </text:p>
      <text:p text:style-name="P11"><text:s/>} </text:p>
      <text:p text:style-name="P11"><text:s/>struct fraction </text:p>
      <text:p text:style-name="P11"><text:s/>{ </text:p>
      <text:p text:style-name="P11"><text:s text:c="2"/>int num,denom; </text:p>
      <text:p text:style-name="P11"><text:s/>}; </text:p>
      <text:p text:style-name="P11"/>
      <text:p text:style-name="P11">main() </text:p>
      <text:p text:style-name="P11">{ </text:p>
      <text:p text:style-name="P11">struct fraction f[2]; </text:p>
      <text:p text:style-name="P11"><text:s/>float resp; </text:p>
      <text:p text:style-name="P11"><text:s/>printf("Enter the numerator and denominator parts for <text:s/>fraction 1\n"); </text:p>
      <text:p text:style-name="P11"><text:s/>scanf("%d%d",&amp;f[0].num,&amp;f[0].denom); </text:p>
      <text:p text:style-name="P11"><text:s text:c="2"/>printf("Enter the numerator and denominator parts for <text:s/>fraction 2\n"); </text:p>
      <text:p text:style-name="P11"><text:s/>scanf("%d%d",&amp;f[1].num,&amp;f[1].denom); <text:s/></text:p>
      <text:p text:style-name="P11"><text:s/>resp=fun(f[0].num,f[0].denom,f[1].num,f[1].denom); </text:p>
      <text:p text:style-name="P11"><text:s/>if(resp==0) </text:p>
      <text:p text:style-name="P11"><text:s/>printf("THe two fractions are equal\n"); </text:p>
      <text:p text:style-name="P11"><text:s/>else if(resp==-1) </text:p>
      <text:p text:style-name="P11"><text:s/>printf("First fraction is less than the second\n"); </text:p>
      <text:p text:style-name="P11"><text:s/>else if(resp==1) </text:p>
      <text:p text:style-name="P11"><text:s/>printf("Second is less than first\n"); </text:p>
      <text:p text:style-name="P11">} </text:p>
      <text:p text:style-name="P11"><text:s/><text:span text:style-name="T6">3. Program to draw a histogram. </text:span></text:p>
      <text:p text:style-name="P2">e.g. - </text:p>
      <text:p text:style-name="P2">INPUT </text:p>
      <text:p text:style-name="P2">Enter employees in Group -1:12 </text:p>
      <text:p text:style-name="P2"><text:soft-page-break/>12 </text:p>
      <text:p text:style-name="P2">Enter employees in Group -2:23 </text:p>
      <text:p text:style-name="P2">23 </text:p>
      <text:p text:style-name="P2">Enter employees in Group -3:35 </text:p>
      <text:p text:style-name="P2">35 </text:p>
      <text:p text:style-name="P2">Enter employees in Group -4:20 </text:p>
      <text:p text:style-name="P2">20 </text:p>
      <text:p text:style-name="P2">Enter employees in Group 5:11 </text:p>
      <text:p text:style-name="P2">11 </text:p>
      <text:p text:style-name="P2">OUTPUT </text:p>
      <text:p text:style-name="P2">| </text:p>
      <text:p text:style-name="P2">|************ </text:p>
      <text:p text:style-name="P2">Group-1 </text:p>
      <text:p text:style-name="P2">|************ (12) </text:p>
      <text:p text:style-name="P2">|*********** </text:p>
      <text:p text:style-name="P2">| </text:p>
      <text:p text:style-name="P2">|*********************** </text:p>
      <text:p text:style-name="P2">Group-2 </text:p>
      <text:p text:style-name="P2">|***********************(23) </text:p>
      <text:p text:style-name="P2">|********************** </text:p>
      <text:p text:style-name="P2">| </text:p>
      <text:p text:style-name="P2">|*********************************** </text:p>
      <text:p text:style-name="P2">Group-3 </text:p>
      <text:p text:style-name="P2">|***********************************(35) </text:p>
      <text:p text:style-name="P2">|********************************* </text:p>
      <text:p text:style-name="P2">| </text:p>
      <text:p text:style-name="P2">|******************** </text:p>
      <text:p text:style-name="P2">Group-4 </text:p>
      <text:p text:style-name="P2">|********************(20) </text:p>
      <text:p text:style-name="P2">|******************* </text:p>
      <text:p text:style-name="P2">| </text:p>
      <text:p text:style-name="P2">|*********** </text:p>
      <text:p text:style-name="P2">Group-5 </text:p>
      <text:p text:style-name="P2">|***********(11) </text:p>
      <text:p text:style-name="P2">|********** </text:p>
      <text:p text:style-name="P2">|</text:p>
      <text:p text:style-name="P11">#include&lt;stdio.h&gt; </text:p>
      <text:p text:style-name="P11">main() </text:p>
      <text:p text:style-name="P11">{ </text:p>
      <text:p text:style-name="P11"><text:s/>int i,j,a,b,c,d,e; </text:p>
      <text:p text:style-name="P11"><text:s/>printf("Enter the emoloyees in group 1\n"); </text:p>
      <text:p text:style-name="P11"><text:s/>scanf("%d",&amp;a); </text:p>
      <text:p text:style-name="P11"><text:s/>printf("Enter the emoloyees in group 2\n"); </text:p>
      <text:p text:style-name="P11"><text:s/>scanf("%d",&amp;b); </text:p>
      <text:p text:style-name="P11"><text:s/>printf("Enter the emoloyees in group 3\n"); </text:p>
      <text:p text:style-name="P11"><text:s/>scanf("%d",&amp;c); </text:p>
      <text:p text:style-name="P11"><text:s/>printf("Enter the emoloyees in group 4\n"); </text:p>
      <text:p text:style-name="P11"><text:s/>scanf("%d",&amp;d); </text:p>
      <text:p text:style-name="P11"><text:s/>printf("Enter the emoloyees in group 5\n"); </text:p>
      <text:p text:style-name="P11"><text:soft-page-break/><text:s/>scanf("%d",&amp;e); </text:p>
      <text:p text:style-name="P11"><text:s/>for(i=0;i&lt;=2;i++) </text:p>
      <text:p text:style-name="P11"><text:s/>{ printf("|"); </text:p>
      <text:p text:style-name="P11"><text:s text:c="2"/>for(j=0;j&lt;a;j++) </text:p>
      <text:p text:style-name="P11"><text:s text:c="2"/>{ </text:p>
      <text:p text:style-name="P11"><text:s text:c="3"/>if(i&lt;=2) </text:p>
      <text:p text:style-name="P11"><text:s text:c="3"/>printf("*"); </text:p>
      <text:p text:style-name="P11"><text:s text:c="3"/>else </text:p>
      <text:p text:style-name="P11"><text:s text:c="3"/>printf(" "); </text:p>
      <text:p text:style-name="P11"><text:s text:c="3"/>} </text:p>
      <text:p text:style-name="P11"><text:s text:c="3"/>printf("\n"); </text:p>
      <text:p text:style-name="P11"><text:s text:c="2"/>} </text:p>
      <text:p text:style-name="P11"><text:s text:c="2"/>printf("|\n\n"); </text:p>
      <text:p text:style-name="P11"><text:s text:c="2"/></text:p>
      <text:p text:style-name="P11"><text:s text:c="2"/>for(i=0;i&lt;=2;i++) </text:p>
      <text:p text:style-name="P11"><text:s/>{ printf("|"); </text:p>
      <text:p text:style-name="P11"><text:s text:c="2"/>for(j=0;j&lt;b;j++) </text:p>
      <text:p text:style-name="P11"><text:s text:c="2"/>{ </text:p>
      <text:p text:style-name="P11"><text:s text:c="3"/>if(i&lt;=2) </text:p>
      <text:p text:style-name="P11"><text:s text:c="3"/>printf("*"); </text:p>
      <text:p text:style-name="P11"><text:s text:c="3"/>else </text:p>
      <text:p text:style-name="P11"><text:s text:c="3"/>printf(" "); </text:p>
      <text:p text:style-name="P11"><text:s text:c="3"/>} </text:p>
      <text:p text:style-name="P11"><text:s text:c="3"/>printf("\n"); </text:p>
      <text:p text:style-name="P11"><text:s text:c="2"/>} </text:p>
      <text:p text:style-name="P11"><text:s text:c="4"/>printf("|\n\n"); </text:p>
      <text:p text:style-name="P11"><text:s text:c="2"/></text:p>
      <text:p text:style-name="P11"><text:s text:c="2"/>for(i=0;i&lt;=2;i++) </text:p>
      <text:p text:style-name="P11"><text:s/>{ printf("|"); </text:p>
      <text:p text:style-name="P11"><text:s text:c="2"/>for(j=0;j&lt;c;j++) </text:p>
      <text:p text:style-name="P11"><text:s text:c="2"/>{ </text:p>
      <text:p text:style-name="P11"><text:s text:c="3"/>if(i&lt;=2) </text:p>
      <text:p text:style-name="P11"><text:s text:c="3"/>printf("*"); </text:p>
      <text:p text:style-name="P11"><text:s text:c="3"/>else </text:p>
      <text:p text:style-name="P11"><text:s text:c="3"/>printf(" "); </text:p>
      <text:p text:style-name="P11"><text:s text:c="3"/>} </text:p>
      <text:p text:style-name="P11"><text:s text:c="3"/>printf("\n"); </text:p>
      <text:p text:style-name="P11"><text:s text:c="2"/>} </text:p>
      <text:p text:style-name="P11"><text:s text:c="4"/>printf("|\n\n"); </text:p>
      <text:p text:style-name="P11"><text:s text:c="2"/></text:p>
      <text:p text:style-name="P11"><text:s text:c="2"/>for(i=0;i&lt;=2;i++) </text:p>
      <text:p text:style-name="P11"><text:s/>{ printf("|"); </text:p>
      <text:p text:style-name="P11"><text:s text:c="2"/>for(j=0;j&lt;d;j++) </text:p>
      <text:p text:style-name="P11"><text:s text:c="2"/>{ </text:p>
      <text:p text:style-name="P11"><text:s text:c="3"/>if(i&lt;=2) </text:p>
      <text:p text:style-name="P11"><text:s text:c="3"/>printf("*"); </text:p>
      <text:p text:style-name="P11"><text:s text:c="3"/>else </text:p>
      <text:p text:style-name="P11"><text:s text:c="3"/>printf(" "); </text:p>
      <text:p text:style-name="P11"><text:s text:c="3"/>} </text:p>
      <text:p text:style-name="P11"><text:soft-page-break/><text:s text:c="3"/>printf("\n"); </text:p>
      <text:p text:style-name="P11"><text:s text:c="2"/>} </text:p>
      <text:p text:style-name="P11"><text:s text:c="4"/>printf("|\n\n"); </text:p>
      <text:p text:style-name="P11"><text:s text:c="2"/></text:p>
      <text:p text:style-name="P11"><text:s text:c="2"/></text:p>
      <text:p text:style-name="P11"><text:s text:c="2"/>for(i=0;i&lt;=4;i++) </text:p>
      <text:p text:style-name="P11"><text:s/>{ </text:p>
      <text:p text:style-name="P11"><text:s text:c="2"/>printf("|"); </text:p>
      <text:p text:style-name="P11"><text:s text:c="2"/>for(j=0;j&lt;e;j++) </text:p>
      <text:p text:style-name="P11"><text:s text:c="2"/>{ </text:p>
      <text:p text:style-name="P11"><text:s text:c="3"/>if(i&lt;=2) </text:p>
      <text:p text:style-name="P11"><text:s text:c="3"/>printf("*"); </text:p>
      <text:p text:style-name="P11"><text:s text:c="3"/>else </text:p>
      <text:p text:style-name="P11"><text:s text:c="3"/>printf(" "); </text:p>
      <text:p text:style-name="P11"><text:s text:c="3"/>} </text:p>
      <text:p text:style-name="P11"><text:s text:c="3"/>printf("\n"); </text:p>
      <text:p text:style-name="P11"><text:s text:c="2"/>} </text:p>
      <text:p text:style-name="P11"><text:s text:c="4"/>printf("|\n\n"); </text:p>
      <text:p text:style-name="P11"><text:s/>}</text:p>
      <text:p text:style-name="P57">This was the compiled version of all the lab assignments given to J1-Batch , supplemented with <text:span text:style-name="T39">End – Term Paper Solution</text:span><text:span text:style-name="T40">.</text:span></text:p>
      <text:p text:style-name="P51"><text:span text:style-name="T30"><text:s/></text:span><text:span text:style-name="T27"><text:s/>GAURAV KABRA <text:s/><text:line-break/> <text:s text:c="2"/>2016 UCP 1471 <text:s/></text:span></text:p>
      <text:p text:style-name="P61"><text:span text:style-name="T41"><text:s text:c="3"/>J1 – Batch <text:s/></text:span><text:span text:style-name="T42"><text:s text:c="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Lohit Devanagari1" svg:font-family="'Lohit Devanagari'"/>
    <style:font-face style:name="OpenSymbol" svg:font-family="OpenSymbol"/>
    <style:font-face style:name="Times New Roman" svg:font-family="'Times New Roman', Ari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AR PL UMing HK" style:font-family-asian="'AR PL UMing HK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7-02-21T14:41:52</meta:creation-date>
    <dc:date>2017-04-21T01:32:42.041612561</dc:date>
    <meta:editing-duration>PT29M49S</meta:editing-duration>
    <meta:editing-cycles>17</meta:editing-cycles>
    <meta:generator>LibreOffice/4.2.7.2$Linux_X86_64 LibreOffice_project/420m0$Build-2</meta:generator>
    <meta:document-statistic meta:table-count="0" meta:image-count="0" meta:object-count="0" meta:page-count="22" meta:paragraph-count="1008" meta:word-count="2409" meta:character-count="20033" meta:non-whitespace-character-count="16269"/>
  </office:meta>
</office:document-meta>
</file>